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a1" style:family="table">
      <style:table-properties style:width="4.009cm" fo:margin-left="4.387cm" fo:margin-right="6.604cm" table:align="margins"/>
    </style:style>
    <style:style style:name="Tabla1.A" style:family="table-column">
      <style:table-column-properties style:column-width="2.138cm" style:rel-column-width="34944*"/>
    </style:style>
    <style:style style:name="Tabla1.B" style:family="table-column">
      <style:table-column-properties style:column-width="1.871cm" style:rel-column-width="30591*"/>
    </style:style>
    <style:style style:name="Tabla1.A1" style:family="table-cell">
      <style:table-cell-properties fo:background-color="#ccccff"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8pt" style:font-size-asian="18pt" style:font-size-complex="1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0000ff"/>
    </style:style>
    <style:style style:name="P9" style:family="paragraph" style:parent-style-name="Standard">
      <style:paragraph-properties fo:text-align="justify" style:justify-single-word="false"/>
      <style:text-properties fo:color="#0000ff"/>
    </style:style>
    <style:style style:name="P10" style:family="paragraph" style:parent-style-name="Standard">
      <style:text-properties fo:color="#0000ff" style:font-name="Courier New" style:font-name-asian="Courier New" style:font-name-complex="Courier New"/>
    </style:style>
    <style:style style:name="P11" style:family="paragraph" style:parent-style-name="Standard">
      <style:text-properties fo:color="#0000ff" fo:font-size="10pt" style:font-size-asian="10pt" style:font-size-complex="10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5" style:family="paragraph" style:parent-style-name="Standard">
      <style:text-properties fo:font-style="italic" fo:font-weight="bold" style:font-style-asian="italic" style:font-weight-asian="bold" style:font-style-complex="italic" style:font-weight-complex="bold"/>
    </style:style>
    <style:style style:name="P16" style:family="paragraph" style:parent-style-name="Standard">
      <style:text-properties fo:font-size="10pt" fo:font-weight="bold" style:font-size-asian="10pt" style:font-weight-asian="bold" style:font-size-complex="10pt" style:font-weight-complex="bold"/>
    </style:style>
    <style:style style:name="P17" style:family="paragraph" style:parent-style-name="Standard">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text-properties fo:color="#000000"/>
    </style:style>
    <style:style style:name="P20" style:family="paragraph" style:parent-style-name="Standard">
      <style:text-properties fo:font-size="10.5pt" fo:font-weight="bold" style:font-size-asian="10.5pt" style:font-weight-asian="bold" style:font-size-complex="10.5pt" style:font-weight-complex="bold"/>
    </style:style>
    <style:style style:name="P21" style:family="paragraph" style:parent-style-name="Standard">
      <style:text-properties fo:font-size="10.5pt" style:font-size-asian="10.5pt" style:font-size-complex="10.5pt"/>
    </style:style>
    <style:style style:name="P22" style:family="paragraph" style:parent-style-name="Standard">
      <style:text-properties style:use-window-font-color="true" style:font-name="TimesNewRoman" fo:font-size="12pt" style:font-name-asian="TimesNewRoman" style:font-size-asian="12pt" style:font-name-complex="TimesNewRoman" style:font-size-complex="12pt"/>
    </style:style>
    <style:style style:name="P23" style:family="paragraph" style:parent-style-name="Standard">
      <style:text-properties style:use-window-font-color="true" style:font-name="Times New Roman" fo:font-size="12pt" style:font-name-asian="Courier" style:font-size-asian="12pt" style:font-name-complex="Courier" style:font-size-complex="12pt"/>
    </style:style>
    <style:style style:name="P24" style:family="paragraph" style:parent-style-name="Standard">
      <style:text-properties style:font-name="Times New Roman" fo:font-size="10.5pt" fo:font-weight="bold" style:font-size-asian="10.5pt" style:font-weight-asian="bold" style:font-size-complex="10.5pt" style:font-weight-complex="bold"/>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paragraph-properties fo:break-before="page"/>
      <style:text-properties fo:font-size="14pt" fo:font-weight="bold" style:font-size-asian="14pt" style:font-weight-asian="bold" style:font-size-complex="14pt" style:font-weight-complex="bold"/>
    </style:style>
    <style:style style:name="P27" style:family="paragraph" style:parent-style-name="Standard">
      <style:paragraph-properties fo:margin-left="1.27cm" fo:margin-right="0cm" fo:text-align="justify" style:justify-single-word="false" fo:text-indent="0cm" style:auto-text-indent="false"/>
      <style:text-properties fo:color="#0000ff"/>
    </style:style>
    <style:style style:name="P28" style:family="paragraph" style:parent-style-name="Standard">
      <style:paragraph-properties fo:margin-left="1.27cm" fo:margin-right="0cm" fo:text-indent="0cm" style:auto-text-indent="false"/>
      <style:text-properties fo:color="#ff0000" fo:font-weight="bold" style:font-weight-asian="bold" style:font-weight-complex="bold"/>
    </style:style>
    <style:style style:name="P29" style:family="paragraph" style:parent-style-name="Standard">
      <style:paragraph-properties fo:margin-left="0.635cm" fo:margin-right="0cm" fo:text-align="justify" style:justify-single-word="false" fo:text-indent="0cm" style:auto-text-indent="false"/>
      <style:text-properties fo:color="#0000ff"/>
    </style:style>
    <style:style style:name="P30" style:family="paragraph" style:parent-style-name="Standard">
      <style:paragraph-properties style:writing-mode="lr-tb"/>
    </style:style>
    <style:style style:name="P31" style:family="paragraph" style:parent-style-name="Standard">
      <style:paragraph-properties style:writing-mode="lr-tb"/>
      <style:text-properties fo:color="#000000"/>
    </style:style>
    <style:style style:name="P32" style:family="paragraph" style:parent-style-name="Standard">
      <style:paragraph-properties fo:text-align="justify" style:justify-single-word="false" style:writing-mode="lr-tb">
        <style:tab-stops/>
      </style:paragraph-properties>
      <style:text-properties fo:color="#000000"/>
    </style:style>
    <style:style style:name="P33" style:family="paragraph" style:parent-style-name="Standard">
      <style:paragraph-properties style:writing-mode="lr-tb"/>
      <style:text-properties fo:font-weight="bold" style:font-weight-asian="bold" style:font-weight-complex="bold"/>
    </style:style>
    <style:style style:name="P34"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36" style:family="paragraph" style:parent-style-name="Standard">
      <style:paragraph-properties style:writing-mode="lr-tb"/>
      <style:text-properties fo:font-size="10.5pt" style:font-size-asian="10.5pt" style:font-size-complex="10.5pt"/>
    </style:style>
    <style:style style:name="P37" style:family="paragraph" style:parent-style-name="annotation_20_text">
      <style:text-properties fo:color="#0000ff" fo:font-size="12pt" fo:language="es" fo:country="ES" style:font-size-asian="12pt" style:font-size-complex="12pt"/>
    </style:style>
    <style:style style:name="P38" style:family="paragraph" style:parent-style-name="Preformatted_20_Text">
      <style:paragraph-properties fo:margin-left="0cm" fo:margin-right="0cm" fo:margin-top="0cm" fo:margin-bottom="0.199cm" fo:orphans="2" fo:widows="2" fo:text-indent="0cm" style:auto-text-indent="false"/>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39" style:family="paragraph" style:parent-style-name="Preformatted_20_Text">
      <style:paragraph-properties fo:margin-left="0cm" fo:margin-right="0cm" fo:margin-top="0cm" fo:margin-bottom="0.199cm" fo:text-align="start" style:justify-single-word="false" fo:orphans="2" fo:widows="2" fo:text-indent="0cm" style:auto-text-indent="false" style:text-autospace="ideograph-alpha" style:vertical-align="auto"/>
      <style:text-properties fo:font-variant="normal" fo:text-transform="none" fo:color="#000000" style:font-name="Times New Roman" fo:font-size="11pt" fo:letter-spacing="normal" fo:language="es" fo:country="ES" fo:font-style="normal" fo:font-weight="bold" style:font-size-asian="11pt" style:language-asian="es" style:country-asian="ES" style:font-weight-asian="bold" style:font-size-complex="11pt" style:font-weight-complex="bold"/>
    </style:style>
    <style:style style:name="P40"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style:font-size-asian="12pt" style:font-size-complex="12pt"/>
    </style:style>
    <style:style style:name="P41" style:family="paragraph" style:parent-style-name="List_20_Contents">
      <style:paragraph-properties fo:margin-left="0cm" fo:margin-right="0cm" fo:margin-top="0cm" fo:margin-bottom="0.199cm"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42" style:family="paragraph" style:parent-style-name="List_20_Contents">
      <style:paragraph-properties fo:margin-left="0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3" style:family="paragraph" style:parent-style-name="List_20_Contents">
      <style:paragraph-properties fo:margin-left="1.221cm" fo:margin-right="0cm" fo:margin-top="0cm" fo:margin-bottom="0.199cm" fo:text-align="start" style:justify-single-word="false" fo:orphans="2" fo:widows="2" fo:text-indent="0cm" style:auto-text-indent="false" style:text-autospace="ideograph-alpha" style:vertical-align="auto"/>
    </style:style>
    <style:style style:name="P44" style:family="paragraph" style:parent-style-name="List_20_Contents">
      <style:paragraph-properties fo:margin-left="1.221cm" fo:margin-right="0cm" fo:margin-top="0cm" fo:margin-bottom="0.199cm" fo:orphans="2" fo:widows="2" fo:text-indent="0cm" style:auto-text-indent="false"/>
      <style:text-properties fo:font-variant="normal" fo:text-transform="none" style:use-window-font-color="true" style:font-name="Times New Roman" fo:font-size="12pt" fo:letter-spacing="normal" fo:font-style="normal" fo:font-weight="normal" style:font-name-asian="TimesNewRoman" style:font-size-asian="12pt" style:font-name-complex="TimesNewRoman" style:font-size-complex="12pt"/>
    </style:style>
    <style:style style:name="P45" style:family="paragraph" style:parent-style-name="Table_20_Contents">
      <style:paragraph-properties fo:text-align="center" style:justify-single-word="false"/>
      <style:text-properties fo:font-size="13pt" style:font-size-asian="13pt" style:font-size-complex="13pt"/>
    </style:style>
    <style:style style:name="P46" style:family="paragraph" style:parent-style-name="Table_20_Contents">
      <style:paragraph-properties fo:margin-left="0.005cm" fo:margin-right="-1.074cm" fo:text-align="start" style:justify-single-word="false" fo:text-indent="0cm" style:auto-text-indent="false"/>
    </style:style>
    <style:style style:name="P47" style:family="paragraph" style:parent-style-name="List_20_Heading">
      <style:paragraph-properties fo:margin-left="1cm" fo:margin-right="0cm" fo:orphans="2" fo:widows="2" fo:text-indent="0cm" style:auto-text-indent="false"/>
      <style:text-properties style:font-name="TimesNewRoman" fo:font-size="15pt" style:font-name-asian="TimesNewRoman" style:font-size-asian="15pt" style:font-name-complex="TimesNewRoman" style:font-size-complex="15pt"/>
    </style:style>
    <style:style style:name="P4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49" style:family="paragraph" style:parent-style-name="Standard">
      <style:text-properties style:use-window-font-color="true" style:font-name="Times New Roman1" fo:font-size="11pt" style:font-name-asian="TimesNewRoman" style:font-size-asian="11pt" style:font-name-complex="TimesNewRoman" style:font-size-complex="11pt"/>
    </style:style>
    <style:style style:name="P50" style:family="paragraph" style:parent-style-name="Standard" style:list-style-name="L1">
      <style:text-properties style:use-window-font-color="true" style:font-name="Times New Roman1" fo:font-size="11pt" style:font-name-asian="TimesNewRoman" style:font-size-asian="11pt" style:font-name-complex="TimesNewRoman" style:font-size-complex="11pt"/>
    </style:style>
    <style:style style:name="P51" style:family="paragraph" style:parent-style-name="Standard">
      <style:text-properties style:font-name="Times New Roman" fo:font-size="10pt" style:font-size-asian="10pt" style:font-size-complex="10pt"/>
    </style:style>
    <style:style style:name="P52" style:family="paragraph" style:parent-style-name="Standard">
      <style:text-properties style:font-name="Times New Roman" fo:font-size="10pt" fo:font-weight="bold" style:font-size-asian="10pt" style:font-weight-asian="bold" style:font-size-complex="10pt" style:font-weight-complex="bold"/>
    </style:style>
    <style:style style:name="P53" style:family="paragraph" style:parent-style-name="Standard">
      <style:text-properties fo:color="#000000" fo:font-size="11pt" style:font-size-asian="11pt" style:font-size-complex="11pt"/>
    </style:style>
    <style:style style:name="P54"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55"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56"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57"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58"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59"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60" style:family="paragraph" style:parent-style-name="Standard">
      <style:paragraph-properties style:writing-mode="lr-tb"/>
      <style:text-properties fo:font-size="10pt" style:font-size-asian="10pt" style:font-size-complex="10pt"/>
    </style:style>
    <style:style style:name="P61"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62"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63" style:family="paragraph" style:parent-style-name="Standard" style:list-style-name="L2">
      <style:paragraph-properties fo:text-align="justify" style:justify-single-word="false" style:writing-mode="lr-tb">
        <style:tab-stops/>
      </style:paragraph-properties>
      <style:text-properties fo:color="#000000"/>
    </style:style>
    <style:style style:name="P64" style:family="paragraph" style:parent-style-name="Standard">
      <style:paragraph-properties style:writing-mode="lr-tb"/>
      <style:text-properties fo:color="#000000" fo:font-size="11pt" style:font-size-asian="11pt" style:font-size-complex="11pt"/>
    </style:style>
    <style:style style:name="P65" style:family="paragraph" style:parent-style-name="Standard">
      <style:paragraph-properties fo:text-align="justify" style:justify-single-word="false" style:writing-mode="lr-tb"/>
      <style:text-properties fo:color="#000000" style:font-name="Times New Roman1" fo:font-size="10.5pt" style:font-size-asian="10.5pt" style:font-name-complex="Courier New" style:font-size-complex="10.5pt"/>
    </style:style>
    <style:style style:name="P66" style:family="paragraph" style:parent-style-name="Standard">
      <style:paragraph-properties style:writing-mode="lr-tb"/>
      <style:text-properties fo:color="#000000" style:font-name="Times New Roman1" fo:font-size="10.5pt" style:text-underline-style="none" style:font-size-asian="10.5pt" style:font-name-complex="Courier New" style:font-size-complex="10.5pt"/>
    </style:style>
    <style:style style:name="P67" style:family="paragraph" style:parent-style-name="Standard">
      <style:paragraph-properties style:writing-mode="lr-tb"/>
      <style:text-properties fo:font-size="11pt" style:font-size-asian="11pt" style:font-size-complex="11pt"/>
    </style:style>
    <style:style style:name="P68" style:family="paragraph" style:parent-style-name="Standard">
      <style:paragraph-properties style:writing-mode="lr-tb"/>
      <style:text-properties fo:font-size="11pt" fo:font-weight="bold" style:font-size-asian="11pt" style:font-size-complex="11pt"/>
    </style:style>
    <style:style style:name="P69" style:family="paragraph" style:parent-style-name="Standard">
      <style:paragraph-properties style:writing-mode="lr-tb"/>
      <style:text-properties fo:font-size="11pt" fo:font-weight="bold" style:font-size-asian="11pt" style:font-size-complex="11pt" style:font-weight-complex="bold"/>
    </style:style>
    <style:style style:name="P70" style:family="paragraph" style:parent-style-name="Standard">
      <style:paragraph-properties style:writing-mode="lr-tb"/>
      <style:text-properties style:font-name="Times New Roman1" fo:font-size="10.5pt" style:font-size-asian="10.5pt" style:font-name-complex="Courier New" style:font-size-complex="10.5pt"/>
    </style:style>
    <style:style style:name="P71" style:family="paragraph" style:parent-style-name="Standard">
      <style:paragraph-properties style:writing-mode="lr-tb"/>
      <style:text-properties style:font-name="Times New Roman1" fo:font-size="10.5pt" style:font-size-asian="10.5pt" style:font-size-complex="10.5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fo:language="es" fo:country="ES"/>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style:font-name="Courier New" fo:font-weight="bold" style:font-name-asian="Courier New" style:font-weight-asian="bold" style:font-name-complex="Courier New" style:font-weight-complex="bold"/>
    </style:style>
    <style:style style:name="T15" style:family="text">
      <style:text-properties style:font-name="Courier New" style:font-name-asian="Courier New" style:font-name-complex="Courier New"/>
    </style:style>
    <style:style style:name="T16"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17" style:family="text">
      <style:text-properties style:font-name="Courier New" style:font-name-complex="Courier New"/>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size="10pt" fo:language="es" fo:country="ES" fo:font-style="italic" style:font-size-asian="10pt" style:font-style-asian="italic" style:font-size-complex="10pt" style:font-style-complex="italic"/>
    </style:style>
    <style:style style:name="T20" style:family="text">
      <style:text-properties fo:font-size="10pt" fo:font-weight="normal" style:font-size-asian="10pt" style:font-weight-asian="normal" style:font-size-complex="10pt" style:font-weight-complex="normal"/>
    </style:style>
    <style:style style:name="T21" style:family="text">
      <style:text-properties fo:font-size="10pt" style:font-size-asian="10pt" style:font-size-complex="10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font-size="11pt" style:font-size-asian="11pt" style:font-size-complex="11pt"/>
    </style:style>
    <style:style style:name="T25" style:family="text">
      <style:text-properties style:font-name-complex="Courier New"/>
    </style:style>
    <style:style style:name="T26" style:family="text">
      <style:text-properties fo:font-weight="normal" style:font-weight-asian="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style>
    <style:style style:name="T29" style:family="text">
      <style:text-properties fo:font-size="10.5pt" style:font-size-asian="10.5pt" style:font-size-complex="10.5pt"/>
    </style:style>
    <style:style style:name="T30" style:family="text">
      <style:text-properties fo:font-size="12pt" fo:language="es" fo:country="ES" fo:font-style="italic" style:font-size-asian="12pt" style:language-asian="es" style:country-asian="ES" style:font-style-asian="italic" style:font-size-complex="12pt" style:font-style-complex="italic"/>
    </style:style>
    <style:style style:name="T31" style:family="text">
      <style:text-properties fo:font-size="12pt" fo:language="es" fo:country="ES" fo:font-style="italic" fo:font-weight="normal" style:font-size-asian="12pt" style:language-asian="es" style:country-asian="ES" style:font-style-asian="italic" style:font-size-complex="12pt" style:font-style-complex="italic"/>
    </style:style>
    <style:style style:name="T32" style:family="text">
      <style:text-properties style:text-position="sub 58%" style:font-name="Times New Roman"/>
    </style:style>
    <style:style style:name="T33" style:family="text">
      <style:text-properties style:text-position="sub 58%" style:font-name="Times New Roman" fo:font-size="10pt" style:font-size-asian="10pt" style:font-size-complex="10pt"/>
    </style:style>
    <style:style style:name="T34" style:family="text">
      <style:text-properties style:text-position="sub 58%" style:font-name="Times New Roman" fo:font-size="10pt" fo:font-weight="normal" style:font-size-asian="10pt" style:font-weight-asian="normal" style:font-size-complex="10pt" style:font-weight-complex="normal"/>
    </style:style>
    <style:style style:name="T35" style:family="text">
      <style:text-properties style:text-position="sub 58%" fo:font-size="10pt" style:font-size-asian="10pt" style:font-size-complex="10pt"/>
    </style:style>
    <style:style style:name="T36" style:family="text">
      <style:text-properties fo:font-variant="normal" fo:text-transform="none" fo:color="#000000" fo:font-size="10pt" fo:letter-spacing="normal" fo:language="es" fo:country="ES" fo:font-style="normal" fo:font-weight="normal" style:font-size-asian="10pt" style:language-asian="es" style:country-asian="ES" style:font-weight-asian="normal" style:font-size-complex="10pt" style:font-weight-complex="normal"/>
    </style:style>
    <style:style style:name="fr1"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text:span text:style-name="T1">Procesadores de Lenguaje: Práctica Anual<text:line-break/></text:span><text:span text:style-name="T2">Ingeniería en Informática 4º C</text:span></text:p>
      <text:p text:style-name="P5">Facultad de Informática UCM (2009-2010)</text:p>
      <text:p text:style-name="P3"/>
      <text:p text:style-name="P3"/>
      <text:p text:style-name="P3"/>
      <text:p text:style-name="P3"/>
      <text:p text:style-name="P3"/>
      <text:p text:style-name="P3"/>
      <text:p text:style-name="P3"/>
      <text:p text:style-name="P3"/>
      <text:p text:style-name="P3"/>
      <text:p text:style-name="P6">1ª Entrega</text:p>
      <text:p text:style-name="P6"/>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7"/>
      <text:p text:style-name="P7"/>
      <text:p text:style-name="P28"><text:line-break/><text:line-break/></text:p>
      <text:p text:style-name="P7"/>
      <text:p text:style-name="P7"/>
      <text:p text:style-name="P26">Introducción</text:p>
      <text:p text:style-name="P9">Muy breve descripción del contenido de la memoria y de su estructura.</text:p>
      <text:p text:style-name="P9">Se recomienda crear un índice para acceder directamente a cada una de las secciones, numerar las páginas, etc.</text:p>
      <text:p text:style-name="P12"/>
      <text:p text:style-name="P7"/>
      <text:p text:style-name="P12">0. Descripción del lenguaje fuente</text:p>
      <text:p text:style-name="P9">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9"/>
      <text:p text:style-name="P9">Características que debe tener el lenguaje definido:</text:p>
      <text:list xml:id="list149397329" text:style-name="RTF_5f_Num_20_8">
        <text:list-item>
          <text:p text:style-name="P54">Los programas constarán de una <text:span text:style-name="T12">sección de declaraciones</text:span> y de una <text:span text:style-name="T12">sección de instrucciones</text:span>, separadas mediante el símbolo <text:span text:style-name="T3">&amp;</text:span></text:p>
        </text:list-item>
        <text:list-item>
          <text:p text:style-name="P54">La sección de declaraciones constará de una secuencia de una o más <text:span text:style-name="T12">declaraciones</text:span>, separadas entre sí por el símbolo <text:span text:style-name="T14">;</text:span><text:span text:style-name="T3"> </text:span></text:p>
        </text:list-item>
        <text:list-item>
          <text:p text:style-name="P54">El lenguaje <text:span text:style-name="T12">distingue cadenas según estén escritas con letras mayúsculas o minúsculas</text:span>, tanto si son palabras reservadas (que se escriben <text:span text:style-name="T12">siempre en minúsculas</text:span>) como si son identificadores de variables</text:p>
          <text:list>
            <text:list-item>
              <text:p text:style-name="P54">Es decir, aunque dos identificadores tengan las mismas letras, se consideran distintos si no coinciden en mayúsculas y minúsculas</text:p>
            </text:list-item>
          </text:list>
        </text:list-item>
        <text:list-item>
          <text:p text:style-name="P54">Cada declaración constará de una <text:span text:style-name="T12">variable</text:span>, seguida del símbolo <text:span text:style-name="T14">:</text:span> y a continuación el nombre de un <text:span text:style-name="T12">tipo</text:span></text:p>
          <text:list>
            <text:list-item>
              <text:p text:style-name="P54">Los identificadores de las variables comienzan necesariamente por una letra, seguida de cero o más letras y dígitos </text:p>
            </text:list-item>
            <text:list-item>
              <text:p text:style-name="P54">En la sección de declaraciones no podrá haber variables duplicadas</text:p>
            </text:list-item>
            <text:list-item>
              <text:p text:style-name="P54">El tipo podrá ser <text:span text:style-name="T15">boolean</text:span> (valores booleanos <text:span text:style-name="T15">true</text:span> y <text:span text:style-name="T15">false</text:span>), <text:span text:style-name="T15">character</text:span> (caracteres alfanuméricos), <text:span text:style-name="T15">natural</text:span> (números naturales), <text:span text:style-name="T15">integer</text:span> (números enteros con signo) y <text:span text:style-name="T15">float</text:span> (números reales)</text:p>
            </text:list-item>
          </text:list>
        </text:list-item>
        <text:list-item>
          <text:p text:style-name="P59"><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59"><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59"><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59"><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54">El menor nivel de prioridad (nivel 0) es el de los operadores de comparación <text:span text:style-name="T14">&lt;</text:span> (menor que), <text:span text:style-name="T14">&gt;</text:span> (mayor que), <text:span text:style-name="T14">&lt;=</text:span> (menor o igual que), <text:span text:style-name="T14">&gt;=</text:span><text:span text:style-name="T3"> </text:span>(mayor o igual que), = (igual) y <text:span text:style-name="T14">=/=</text:span><text:span text:style-name="T15"> (</text:span>distinto): </text:p>
              <text:list>
                <text:list-item>
                  <text:p text:style-name="P54">Todos estos operadores son binarios infijos y no asocian </text:p>
                </text:list-item>
                <text:list-item>
                  <text:p text:style-name="P54">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5">true</text:span> se considera mayor que <text:span text:style-name="T15">false</text:span>)</text:p>
                </text:list-item>
                <text:list-item>
                  <text:p text:style-name="P54">El resultado de una comparación es un valor booleano (<text:span text:style-name="T15">true</text:span> cuando se cumple la comparación, <text:span text:style-name="T15">false</text:span> cuando no se cumple)</text:p>
                </text:list-item>
              </text:list>
            </text:list-item>
            <text:list-item>
              <text:p text:style-name="P54">El siguiente nivel de prioridad (nivel 1) es el de los operadores aritméticos <text:span text:style-name="T14">+</text:span> (suma) y <text:span text:style-name="T14">-</text:span> (resta), así como el del operador lógico <text:span text:style-name="T14">or</text:span></text:p>
              <text:list>
                <text:list-item>
                  <text:p text:style-name="P54">Todos ellos son operadores binarios infijos que asocian a izquierdas</text:p>
                </text:list-item>
                <text:list-item>
                  <text:p text:style-name="P54"><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54"><text:span text:style-name="T14">or</text:span><text:span text:style-name="T15"> </text:span>opera sobre valores booleanos. El resultado será el <text:span text:style-name="T12">o lógico</text:span> de los operandos</text:p>
                </text:list-item>
              </text:list>
            </text:list-item>
            <text:list-item>
              <text:p text:style-name="P54">El siguiente nivel de prioridad (nivel 2) es el de los operadores aritméticos <text:span text:style-name="T14">*</text:span><text:span text:style-name="T15"> </text:span>(multiplicación), <text:span text:style-name="T14">/</text:span><text:span text:style-name="T15"> </text:span>(división) y <text:span text:style-name="T14">%</text:span> (módulo), así como el operador lógico <text:span text:style-name="T14">and</text:span></text:p>
              <text:list>
                <text:list-item>
                  <text:p text:style-name="P54">Todos ellos son operadores binarios infijos que asocian a izquierdas</text:p>
                </text:list-item>
                <text:list-item>
                  <text:p text:style-name="P54"><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54">En la operación <text:span text:style-name="T12">módulo</text:span> <text:span text:style-name="T14">%</text:span><text:span text:style-name="T15"> </text:span>el primer operando puede ser entero o natural, pero el segundo operando sólo puede ser natural. El resultado de <text:span text:style-name="T12">a </text:span><text:span text:style-name="T3">%</text:span> <text:span text:style-name="T12">b</text:span> será el resto de la división de <text:span text:style-name="T12">a</text:span> entre <text:span text:style-name="T12">b</text:span>.<text:span text:style-name="T12"> </text:span>El tipo del resultado será el mismo que el del primer operando</text:p>
                </text:list-item>
                <text:list-item>
                  <text:p text:style-name="P54">Por último, <text:span text:style-name="T14">and</text:span><text:span text:style-name="T15"> </text:span>opera únicamente sobre valores booleanos. El resultado será el <text:span text:style-name="T12">y lógico</text:span> de los operandos</text:p>
                </text:list-item>
              </text:list>
            </text:list-item>
            <text:list-item>
              <text:p text:style-name="P54">El siguiente nivel de prioridad (nivel 3) es el de los operadores de desplazamiento <text:span text:style-name="T14">&lt;&lt;</text:span><text:span text:style-name="T15"> y </text:span><text:span text:style-name="T14">&gt;&gt;</text:span></text:p>
              <text:list>
                <text:list-item>
                  <text:p text:style-name="P54">Ambos son operadores binarios infijos que asocian a derechas</text:p>
                </text:list-item>
                <text:list-item>
                  <text:p text:style-name="P54">Operan únicamente sobre valores naturales. Por un lado <text:span text:style-name="T12">a</text:span><text:span text:style-name="T13"> </text:span><text:span text:style-name="T3">&lt;&lt;</text:span> <text:span text:style-name="T12">b</text:span> es el natural resultante de desplazar <text:span text:style-name="T12">b</text:span> bits hacia la izquierda en la representación binaria de <text:span text:style-name="T12">a</text:span>. Por otro lado <text:span text:style-name="T12">a</text:span> <text:span text:style-name="T3">&gt;&gt;</text:span> <text:span text:style-name="T12">b</text:span> es el natural resultante de desplazar <text:span text:style-name="T12">b</text:span> bit hacia la derecha en la representación binaria de <text:span text:style-name="T12">a</text:span> <text:s/></text:p>
                </text:list-item>
              </text:list>
            </text:list-item>
            <text:list-item>
              <text:p text:style-name="P54">El mayor nivel de prioridad (nivel 4) es el del operador lógico <text:span text:style-name="T14">not</text:span>, el <text:span text:style-name="T14">-</text:span> unario, los operadores de <text:span text:style-name="T12">conversión </text:span><text:span text:style-name="T14">(float)</text:span>, <text:span text:style-name="T14">(int)</text:span>, <text:span text:style-name="T14">(nat)</text:span> y <text:span text:style-name="T14">(char)</text:span>,<text:span text:style-name="T3"> </text:span>y el operador <text:span text:style-name="T12">valor absoluto</text:span><text:span text:style-name="T14"> ||</text:span></text:p>
              <text:list>
                <text:list-item>
                  <text:p text:style-name="P54">Todos son operadores unarios prefijos, salvo el valor absoluto que sitúa al operando dentro de sus dos barras verticales </text:p>
                </text:list-item>
                <text:list-item>
                  <text:p text:style-name="P54">El operador <text:span text:style-name="T12">negación lógica </text:span><text:span text:style-name="T14">not</text:span> asocia, y opera sobre valores booleanos, siendo el resultado la negación lógica de su operando </text:p>
                </text:list-item>
                <text:list-item>
                  <text:p text:style-name="P54">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54">Los operadores de conversión no asocian. </text:p>
                </text:list-item>
                <text:list-item>
                  <text:p text:style-name="P54"><text:span text:style-name="T14">(float)</text:span><text:span text:style-name="T3"> </text:span><text:span text:style-name="T13">a</text:span> devuelve el propio <text:span text:style-name="T12">a</text:span> si es real. Si <text:span text:style-name="T12">a</text:span> es entero o natural el resultado es <text:span text:style-name="T12">a</text:span> convertido a real (añadiendo un único 0 en la parte decimal). Si <text:span text:style-name="T12">a</text:span> es un carácter el resultado es el código de dicho carácter convertido a real. </text:p>
                </text:list-item>
                <text:list-item>
                  <text:p text:style-name="P54"><text:span text:style-name="T14">(int)</text:span><text:span text:style-name="T3"> </text:span><text:span text:style-name="T13">a</text:span> devuelve el propio <text:span text:style-name="T12">a</text:span> si es entero, Si <text:span text:style-name="T12">a</text:span> es real el resultado es la parte entera de <text:span text:style-name="T12">a</text:span>. Si <text:span text:style-name="T12">a</text:span> es natural el resultado es <text:span text:style-name="T12">a</text:span> convertido a entero (con signo positivo). Si <text:span text:style-name="T12">a</text:span> es un carácter el resultado es el código de dicho carácter convertido a entero.</text:p>
                </text:list-item>
                <text:list-item>
                  <text:p text:style-name="P54"><text:span text:style-name="T14">(nat)</text:span><text:span text:style-name="T3"> </text:span><text:span text:style-name="T13">a</text:span> devuelve el propio <text:span text:style-name="T12">a</text:span> si es natural. No admite operandos reales o enteros. Si <text:span text:style-name="T12">a</text:span> es un carácter el resultado es el código de dicho carácter.</text:p>
                </text:list-item>
                <text:list-item>
                  <text:p text:style-name="P54"><text:span text:style-name="T14">(char)</text:span><text:span text:style-name="T3"> </text:span><text:span text:style-name="T13">a</text:span>.devuelve el propio <text:span text:style-name="T12">a</text:span> si es un carácter. Si <text:span text:style-name="T12">a</text:span> es natural el resultado es el carácter cuyo código es <text:span text:style-name="T12">a</text:span>. No admite operandos reales o enteros. </text:p>
                </text:list-item>
                <text:list-item>
                  <text:p text:style-name="P54">El operador <text:span text:style-name="T12">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54">Como expresiones básicas, que podrán ser combinadas mediante los operadores anteriores, se consideran las siguientes:</text:p>
          <text:list>
            <text:list-item>
              <text:p text:style-name="P54">Literales <text:span text:style-name="T12">naturales</text:span>. Secuencias de uno o más dígitos, no admitiéndose ceros a la izquierda</text:p>
            </text:list-item>
            <text:list-item>
              <text:p text:style-name="P54">Literales <text:span text:style-name="T12">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4">E</text:span> o el símbolo <text:span text:style-name="T14">e</text:span><text:span text:style-name="T15">, </text:span>seguido opcionalmente del símbolo <text:span text:style-name="T15">-</text:span>, y seguido obligatoriamente de la misma estructura que tiene un literal natural</text:p>
            </text:list-item>
            <text:list-item>
              <text:p text:style-name="P54">Literales <text:span text:style-name="T12">booleanos</text:span>. Con valores <text:span text:style-name="T14">true</text:span> y <text:span text:style-name="T14">false</text:span></text:p>
            </text:list-item>
            <text:list-item>
              <text:p text:style-name="P54">Literales <text:span text:style-name="T12">carácter</text:span>. Un símbolo de comilla simple <text:span text:style-name="T3">' </text:span>seguido de un carácter alfanumérico, seguido otra vez del símbolo de comilla simple <text:span text:style-name="T3">'</text:span></text:p>
            </text:list-item>
            <text:list-item>
              <text:p text:style-name="P54">Variables, que han debido ser convenientemente declaradas en la sección de declaraciones</text:p>
            </text:list-item>
          </text:list>
        </text:list-item>
        <text:list-item>
          <text:p text:style-name="P54">En las expresiones es posible utilizar paréntesis para alterar la forma en la que se aplican los operadores sobre los operandos</text:p>
        </text:list-item>
        <text:list-item>
          <text:p text:style-name="P54">Una instrucción de asignación debe cumplir además estas condiciones: </text:p>
          <text:list>
            <text:list-item>
              <text:p text:style-name="P54">La variable en la parte izquierda debe haber sido declarada</text:p>
            </text:list-item>
            <text:list-item>
              <text:p text:style-name="P54">A una variable de tipo real es posible asignarle un valor real, entero o natural (produciéndose automáticamente la correspondiente conversión), <text:soft-page-break/>pero no un carácter</text:p>
            </text:list-item>
            <text:list-item>
              <text:p text:style-name="P54">A una variable de tipo entero es posible asignarle un valor entero o natural (produciéndose automáticamente la correspondiente conversión), pero no un valor real o un carácter</text:p>
            </text:list-item>
            <text:list-item>
              <text:p text:style-name="P54">A una variable de tipo natural únicamente es posible asignarle un valor natural</text:p>
            </text:list-item>
            <text:list-item>
              <text:p text:style-name="P54">A una variable de tipo carácter únicamente es posible asignarle un valor de tipo carácter</text:p>
            </text:list-item>
            <text:list-item>
              <text:p text:style-name="P54">A una variable de tipo booleano únicamente es posible asignarle un valor de tipo booleano</text:p>
            </text:list-item>
          </text:list>
        </text:list-item>
        <text:list-item>
          <text:p text:style-name="P54">Una instrucción de lectura tiene la forma <text:span text:style-name="T14">in(</text:span><text:span text:style-name="T16">v</text:span><text:span text:style-name="T14">)</text:span> donde <text:span text:style-name="T12">v</text:span> es una variable. Su efecto es leer un valor del tipo de la variable <text:span text:style-name="T12">v</text:span> por la entrada estándar del usuario y almacenar en la variable <text:span text:style-name="T12">v</text:span> el valor leído</text:p>
        </text:list-item>
        <text:list-item>
          <text:p text:style-name="P54">Una instrucción de escritura tiene la forma <text:span text:style-name="T14">out(</text:span><text:span text:style-name="T16">exp</text:span><text:span text:style-name="T14">)</text:span>, donde <text:span text:style-name="T12">exp</text:span> es una expresión. Su efecto es escribir por la salida estándar del usuario el valor de <text:span text:style-name="T12">exp</text:span> <text:s text:c="2"/></text:p>
        </text:list-item>
        <text:list-item>
          <text:p text:style-name="P54">El lenguaje admite <text:span text:style-name="T12">comentarios de línea</text:span>. Dichos comentarios comienzan con el símbolo <text:span text:style-name="T3">#</text:span> y se extienden hasta el fin de la línea</text:p>
        </text:list-item>
      </text:list>
      <text:p text:style-name="P29"/>
      <text:p text:style-name="P9">Ejemplo de programa en el lenguaje definido:</text:p>
      <text:p text:style-name="P27"/>
      <text:p text:style-name="P10"># Programa de ejemplo</text:p>
      <text:p text:style-name="P10">cantidad: float;</text:p>
      <text:p text:style-name="P10">euros: integer;</text:p>
      <text:p text:style-name="P10">centimos: float</text:p>
      <text:p text:style-name="P10">&amp;</text:p>
      <text:p text:style-name="P10">in(cantidad);</text:p>
      <text:p text:style-name="P10">euros := (int)cantidad;</text:p>
      <text:p text:style-name="P10">centimos := cantidad – euros;</text:p>
      <text:p text:style-name="P10">out(euros);</text:p>
      <text:p text:style-name="P10">out('.');</text:p>
      <text:p text:style-name="P10">out(centimos);</text:p>
      <text:p text:style-name="P10">out((char)10) <text:s/># Código del carácter salto de línea</text:p>
      <text:p text:style-name="P12"/>
      <text:p text:style-name="P12"/>
      <text:p text:style-name="P12">1. Definición léxica del lenguaje </text:p>
      <text:p text:style-name="P8">Especificación formal del léxico del lenguaje (a veces llamado microsintaxis) utilizando definiciones regulares.</text:p>
      <text:p text:style-name="P70"><text:bookmark-start text:name="DDE_LINK6"/>&amp; ::= &amp;</text:p>
      <text:p text:style-name="P70">id ::= [a-zA-Z][a-zA-Z0-9]*</text:p>
      <text:p text:style-name="P70">: ::= :</text:p>
      <text:p text:style-name="P70">tipo ::= boolean|character|natural|integer|float</text:p>
      <text:p text:style-name="P70">; ::= ;</text:p>
      <text:p text:style-name="P65">&lt; ::= &lt;</text:p>
      <text:p text:style-name="P70">&gt; ::= &gt;</text:p>
      <text:p text:style-name="P71">&lt;= ::= &lt;=</text:p>
      <text:p text:style-name="P71">&gt;= ::= &gt;=</text:p>
      <text:p text:style-name="P71">=<text:span text:style-name="T25"> ::=</text:span> <text:s/>=</text:p>
      <text:p text:style-name="P70">=/= ::= =/=</text:p>
      <text:p text:style-name="P71">+ ::= \+</text:p>
      <text:p text:style-name="P70">- ::= \-</text:p>
      <text:p text:style-name="P71">* ::= \*</text:p>
      <text:p text:style-name="P71"><text:soft-page-break/><text:s/><text:span text:style-name="T25">/ ::= /</text:span></text:p>
      <text:p text:style-name="P70">% ::= %</text:p>
      <text:p text:style-name="P71">signo-menos ::= \-</text:p>
      <text:p text:style-name="P71">and ::= and</text:p>
      <text:p text:style-name="P70">or ::= or</text:p>
      <text:p text:style-name="P70">not ::= not</text:p>
      <text:p text:style-name="P70">&lt;&lt; ::= &lt;&lt;</text:p>
      <text:p text:style-name="P71">&gt;&gt; ::= &gt;&gt;</text:p>
      <text:p text:style-name="P71">(nat) ::= \(nat\)</text:p>
      <text:p text:style-name="P71">(int) ::= \(int\)</text:p>
      <text:p text:style-name="P71">(char) ::= \(char\)</text:p>
      <text:p text:style-name="P71">(float) ::= \(float\)</text:p>
      <text:p text:style-name="P71">litEnt ::= (-?[1-9][0-9]*|0)e?</text:p>
      <text:p text:style-name="P71">litNat ::= <text:bookmark-start text:name="DDE_LINK4"/><text:bookmark-start text:name="DDE_LINK3"/>([1-9][0-9]*|0)n?<text:bookmark-end text:name="DDE_LINK4"/><text:bookmark-end text:name="DDE_LINK3"/></text:p>
      <text:p text:style-name="P71">litFlo ::= <text:bookmark-start text:name="DDE_LINK7"/>-?([1-9][0-9]*|0)(<text:bookmark-end text:name="DDE_LINK7"/></text:p>
      <text:p text:style-name="P71"><text:tab/><text:tab/><text:tab/>\.0|</text:p>
      <text:p text:style-name="P71"><text:s text:c="15"/>\.([0-9]*[1-9])|</text:p>
      <text:p text:style-name="P71"><text:s text:c="15"/>\.([0-9]*[1-9])(e|E)-?[1-9][0-9]*|0|</text:p>
      <text:p text:style-name="P71"><text:s text:c="15"/>(e|E)-?[1-9][0-9]*|0</text:p>
      <text:p text:style-name="P71"><text:s text:c="12"/>)r?</text:p>
      <text:p text:style-name="P71">litBoo ::= true|false</text:p>
      <text:p text:style-name="P71">litCha ::= '[<text:span text:style-name="T25">a-zA-Z0-9</text:span>]'</text:p>
      <text:p text:style-name="P71">| ::= \|</text:p>
      <text:p text:style-name="P71">( ::= \(</text:p>
      <text:p text:style-name="P71">) ::= \)</text:p>
      <text:p text:style-name="P66">comentario ::= #.*\\n<text:bookmark-end text:name="DDE_LINK6"/></text:p>
      <text:p text:style-name="P7"/>
      <text:p text:style-name="P7"/>
      <text:p text:style-name="P12">2. Definición sintáctica del lenguaje </text:p>
      <text:p text:style-name="P8">Especificación formal de los aspectos sintácticos del lenguaje. </text:p>
      <text:p text:style-name="P12"/>
      <text:p text:style-name="Standard"><text:span text:style-name="T3">2.1. Descripción de los operadores</text:span><text:span text:style-name="T18"> </text:span></text:p>
      <text:p text:style-name="P8">Enumeración de los operadores del lenguaje, especificando su aridad, su asociatividad y su prioridad.</text:p>
      <text:p text:style-name="P67">Operador<text:tab/>Aridad:</text:p>
      <text:p text:style-name="P69">Nivel 0 – menor prioridad</text:p>
      <text:p text:style-name="P67">&lt;<text:tab/>2</text:p>
      <text:p text:style-name="P67">&gt;<text:tab/>2</text:p>
      <text:p text:style-name="P67">&lt;=<text:tab/>2</text:p>
      <text:p text:style-name="P67">&gt;=<text:tab/>2</text:p>
      <text:p text:style-name="P67">=<text:tab/>2</text:p>
      <text:p text:style-name="P67">=/=<text:tab/>2</text:p>
      <text:p text:style-name="P69">Nivel 1</text:p>
      <text:p text:style-name="P67">+<text:tab/>2</text:p>
      <text:p text:style-name="P67">-<text:tab/>2</text:p>
      <text:p text:style-name="P67">or <text:tab/>2</text:p>
      <text:p text:style-name="P69">Nivel 2</text:p>
      <text:p text:style-name="P67">*<text:tab/>2</text:p>
      <text:p text:style-name="P67">/<text:tab/>2</text:p>
      <text:p text:style-name="P67">%<text:tab/>2</text:p>
      <text:p text:style-name="P67">and <text:tab/>2</text:p>
      <text:p text:style-name="P69">Nivel 3</text:p>
      <text:p text:style-name="P68">&gt;&gt;<text:tab/>2</text:p>
      <text:p text:style-name="P68">&lt;&lt;<text:tab/>2</text:p>
      <text:p text:style-name="P68">Nivel 4 – mayor prioridad</text:p>
      <text:p text:style-name="P67"><text:soft-page-break/>not<text:tab/>1</text:p>
      <text:p text:style-name="P67">-<text:tab/>1</text:p>
      <text:p text:style-name="P67">(float)<text:tab/>1</text:p>
      <text:p text:style-name="P67">(int)<text:tab/>1</text:p>
      <text:p text:style-name="P67">(nat)<text:tab/>1</text:p>
      <text:p text:style-name="P67">(char)<text:tab/>1</text:p>
      <text:p text:style-name="P64">| |<text:tab/>1</text:p>
      <text:p text:style-name="P12"/>
      <text:p text:style-name="Standard"><text:span text:style-name="T3">2.2. Formalización de la sintaxis</text:span><text:span text:style-name="T10"> </text:span></text:p>
      <text:p text:style-name="P8">Formalización de la sintaxis del lenguaje utilizando una gramática incontextual. Dicha gramática debe representar de manera natural las prioridades y la asociatividad de los operadores.</text:p>
      <text:p text:style-name="Standard"/>
      <text:p text:style-name="P36">Programa → Declaraciones &amp; Instrucciones</text:p>
      <text:p text:style-name="P36">Declaraciones → Declaración ; Declaraciones</text:p>
      <text:p text:style-name="P36">Declaraciones → Declaración</text:p>
      <text:p text:style-name="P36">Declaración → id : tipo</text:p>
      <text:p text:style-name="P36">Instrucciones → Instrucción ; Instrucciones</text:p>
      <text:p text:style-name="P36">Instrucciones → Instrucción</text:p>
      <text:p text:style-name="P36">Instrucción → InsLectura</text:p>
      <text:p text:style-name="P36">Instrucción → InsEscritura</text:p>
      <text:p text:style-name="P36">InsLectura → <text:s/>in(v)</text:p>
      <text:p text:style-name="P36">InsEscritura → out(Expresion)</text:p>
      <text:p text:style-name="P36">InsAsignación → id := Expresión</text:p>
      <text:p text:style-name="P36">Expresión → ExpresiónNiv1 OpNiv0 ExpresiónNiv1 </text:p>
      <text:p text:style-name="P36">Expresión → ExpresiónNiv1</text:p>
      <text:p text:style-name="P36">ExpresiónNiv1 → ExpresiónNiv1 OpNiv1 ExpresiónNiv2</text:p>
      <text:p text:style-name="P36">ExpresiónNiv1 → ExpresiónNiv2</text:p>
      <text:p text:style-name="P36">ExpresiónNiv2 → ExpresiónNiv2 OpNiv2 ExpresiónNiv3</text:p>
      <text:p text:style-name="P36">ExpresiónNiv2 → ExpresiónNiv3</text:p>
      <text:p text:style-name="P36">ExpresiónNiv3 → ExpresionNiv4 OpNiv3 ExpresiónNiv3</text:p>
      <text:p text:style-name="P36">ExpresiónNiv3 → ExpresiónNiv4</text:p>
      <text:p text:style-name="P36">ExpresiónNiv4 → OpNiv4 ExpresiónNiv4</text:p>
      <text:p text:style-name="P36">ExpresiónNiv4 → | Expresión |</text:p>
      <text:p text:style-name="P36">ExpresiónNiv4 → ( Expresión )</text:p>
      <text:p text:style-name="P36">ExpresiónNiv4 → Literal</text:p>
      <text:p text:style-name="P36">Literal → id</text:p>
      <text:p text:style-name="P36">Literal → litNat</text:p>
      <text:p text:style-name="P36">Literal → litFlo</text:p>
      <text:p text:style-name="P36">Literal → litEnt</text:p>
      <text:p text:style-name="P36">Literal → litBoo</text:p>
      <text:p text:style-name="P36">Literal → litCha</text:p>
      <text:p text:style-name="P36">OpNiv0 → &lt;</text:p>
      <text:p text:style-name="P36">OpNiv0 → &gt;<text:tab/></text:p>
      <text:p text:style-name="P36">OpNiv0 → &lt;=<text:tab/></text:p>
      <text:p text:style-name="P36">OpNiv0 → &gt;=</text:p>
      <text:p text:style-name="P36">OpNiv0 → =</text:p>
      <text:p text:style-name="P36">OpNiv0 → =/=</text:p>
      <text:p text:style-name="P36">OpNiv1 → +</text:p>
      <text:p text:style-name="P36">OpNiv1 → -</text:p>
      <text:p text:style-name="P36">OpNiv1 → or</text:p>
      <text:p text:style-name="P36">OpNiv2 → *</text:p>
      <text:p text:style-name="P36">OpNiv2 → /</text:p>
      <text:p text:style-name="P36">OpNiv2 → %</text:p>
      <text:p text:style-name="P36">OpNiv2 → and</text:p>
      <text:p text:style-name="P21">OpNiv3 → &gt;&gt;</text:p>
      <text:p text:style-name="P21"><text:soft-page-break/>OpNiv3 → &lt;&lt;</text:p>
      <text:p text:style-name="P21">OpNiv4 → not</text:p>
      <text:p text:style-name="P21">OpNiv4 → -</text:p>
      <text:p text:style-name="P21">OpNiv4 → (float)</text:p>
      <text:p text:style-name="P21">OpNiv4 → (int)</text:p>
      <text:p text:style-name="P21">OpNiv4 → (nat)</text:p>
      <text:p text:style-name="P36">OpNiv4 → (char)</text:p>
      <text:p text:style-name="P12"/>
      <text:p text:style-name="Standard"><text:span text:style-name="T10">3. Estructura y construcción de la tabla de símbolos</text:span><text:span text:style-name="T11"> </text:span></text:p>
      <text:p text:style-name="P8">Deberá contemplarse tanto los aspectos necesarios para comprobar las restricciones contextuales, como los necesarios para llevar a cabo la traducción.</text:p>
      <text:p text:style-name="P22"/>
      <text:p text:style-name="P49">Nuestro lenguaje no está estructurado en bloques, por tanto no nos es necesario una gestión de ámbitos para controlar si en un determinado momento una variable está disponible o no, ya que todas las variables se declaran al inicio del programa y son accesibles en todas las líneas hasta el fin del programa. Por este motivo hemos utilizado una única tabla de símbolos.</text:p>
      <text:p text:style-name="P49"/>
      <text:p text:style-name="P49">La información que necesitamos almacenar es la siguiente:</text:p>
      <text:list xml:id="list1919509657" text:style-name="L1">
        <text:list-item>
          <text:p text:style-name="P50">El símbolo que identifica a la variable</text:p>
        </text:list-item>
        <text:list-item>
          <text:p text:style-name="P50">El tipo con el que se declara la variable.</text:p>
        </text:list-item>
      </text:list>
      <text:p text:style-name="P49"/>
      <text:p text:style-name="P49">Por ello hemos utilizado para su implementación un HashTable, donde la clave será el propio símbolo y el valor es un String que contendrá el nombre del tipo de la variable. </text:p>
      <text:p text:style-name="P22"/>
      <text:p text:style-name="P22"/>
      <table:table table:name="Tabla1" table:style-name="Tabla1">
        <table:table-column table:style-name="Tabla1.A"/>
        <table:table-column table:style-name="Tabla1.B"/>
        <table:table-header-rows>
          <table:table-row>
            <table:table-cell table:style-name="Tabla1.A1" table:number-columns-spanned="2" office:value-type="string">
              <text:p text:style-name="P45">Tabla de Símbolos</text:p>
            </table:table-cell>
            <table:covered-table-cell/>
          </table:table-row>
        </table:table-header-rows>
        <table:table-row>
          <table:table-cell table:style-name="Tabla1.A2" office:value-type="string">
            <text:p text:style-name="P46">“edad”</text:p>
          </table:table-cell>
          <table:table-cell table:style-name="Tabla1.B2" office:value-type="string">
            <text:p text:style-name="Table_20_Contents">entero</text:p>
          </table:table-cell>
        </table:table-row>
        <table:table-row>
          <table:table-cell table:style-name="Tabla1.A2" office:value-type="string">
            <text:p text:style-name="Table_20_Contents">“dni”</text:p>
          </table:table-cell>
          <table:table-cell table:style-name="Tabla1.B2" office:value-type="string">
            <text:p text:style-name="Table_20_Contents">entero</text:p>
          </table:table-cell>
        </table:table-row>
        <table:table-row>
          <table:table-cell table:style-name="Tabla1.A2" office:value-type="string">
            <text:p text:style-name="Table_20_Contents">…</text:p>
          </table:table-cell>
          <table:table-cell table:style-name="Tabla1.B2" office:value-type="string">
            <text:p text:style-name="Table_20_Contents">...</text:p>
          </table:table-cell>
        </table:table-row>
      </table:table>
      <text:p text:style-name="P8"/>
      <text:p text:style-name="P8"/>
      <text:p text:style-name="P7"/>
      <text:p text:style-name="Standard"><text:span text:style-name="T3">3.1. Estructura de la tabla de símbolos</text:span><text:span text:style-name="T10"> </text:span></text:p>
      <text:p text:style-name="P8">Descripción de las operaciones de la tabla de símbolos definiendo la cabecera de dichas operaciones, así como describiendo informalmente su cometido, incluyendo el propósito de cada uno de sus parámetros.</text:p>
      <text:p text:style-name="P8"/>
      <text:p text:style-name="P38">Hashtable&lt;String, String&gt; creaTS()</text:p>
      <text:p text:style-name="P44">Devuelve una tabla de símbolos vacía</text:p>
      <text:p text:style-name="P42"/>
      <text:p text:style-name="P39">Hashtable&lt;String, String&gt; inserta(Hashtable&lt;String, String&gt; ts,</text:p>
      <text:p text:style-name="P39"><text:tab/>String id, String tipo)</text:p>
      <text:p text:style-name="P43">Devuelve <text:span text:style-name="T12">ts</text:span> después de de añadir la entrada con <text:span text:style-name="T12">id</text:span> y <text:span text:style-name="T30">tipo</text:span></text:p>
      <text:p text:style-name="P41"/>
      <text:p text:style-name="P39">public boolean existe(Hashtable&lt;String,String&gt; ts, String id)</text:p>
      <text:p text:style-name="P43"><text:span text:style-name="T28">Indica si existe una entrada en </text:span><text:span text:style-name="T31">ts</text:span><text:span text:style-name="T28"> con el </text:span><text:span text:style-name="T31">id</text:span><text:span text:style-name="T28"> especificado</text:span></text:p>
      <text:p text:style-name="P40"/>
      <text:p text:style-name="P39"><text:soft-page-break/>public String getTipo(Hashtable&lt;String,String&gt; ts, String id)</text:p>
      <text:p text:style-name="P43">Devuelve el tipo del <text:span text:style-name="T30">id</text:span> indicado en <text:span text:style-name="T30">ts</text:span></text:p>
      <text:p text:style-name="P47"/>
      <text:p text:style-name="Standard"><text:span text:style-name="T3">3.2. Construcción de la tabla de símbolos</text:span><text:span text:style-name="T10"> </text:span></text:p>
      <text:p text:style-name="P8">Formalización de la construcción de la tabla de símbolos mediante una gramática de atributos.</text:p>
      <text:p text:style-name="P12"/>
      <text:p text:style-name="Standard"><text:span text:style-name="T22">3.2.1 Funciones semánticas</text:span><text:span text:style-name="T23">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Standard"><text:span text:style-name="T4">Esta sección puede dejarse vacía si no se van a usar funciones semánticas adicionales.</text:span><text:span text:style-name="T3"> <text:s text:c="3"/></text:span></text:p>
      <text:p text:style-name="P14"/>
      <text:p text:style-name="Standard"><text:span text:style-name="T22">3.2.2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53">En la categoría Programa hay un único atributo sintetizado que es “ts” y que representa la tabla de símbolos del programa.</text:p>
      <text:p text:style-name="P53">En la categoría Declaraciones esta el atributo heredado “tipo” que indica el tipo con el que se declara la variable.</text:p>
      <text:p text:style-name="P53">En la categoría Declaraciones esta el atributo sintetizado “id” que nos indicará el id de la entrada de la tabla de símbolos</text:p>
      <text:p text:style-name="P7"/>
      <text:p text:style-name="Standard"><text:span text:style-name="T22">3.2.3 Gramática de atributos</text:span><text:span text:style-name="T10"> </text:span></text:p>
      <text:p text:style-name="P8">Gramática de atributos que formaliza la construcción de la tabla de símbolos.</text:p>
      <text:p text:style-name="P51"/>
      <text:p text:style-name="P24">Declaraciones ::= Declaracion ; Declaraciones</text:p>
      <text:p text:style-name="P25"><text:tab/><text:span text:style-name="T21">Declaraciones</text:span><text:span text:style-name="T35">o</text:span><text:span text:style-name="T21">.ts = </text:span><text:span text:style-name="T36">inserta</text:span><text:span text:style-name="T21">(Declaraciones</text:span><text:span text:style-name="T35">1</text:span><text:span text:style-name="T21">.ts, Declaracion.id)</text:span></text:p>
      <text:p text:style-name="P52">Declaraciones ::= Declaracion</text:p>
      <text:p text:style-name="P24"><text:span text:style-name="T21"><text:tab/></text:span><text:span text:style-name="T20">Declaraciones = </text:span><text:span text:style-name="T36">inserta</text:span><text:span text:style-name="T20">(creaTS(), Declaraciones.id, Declaraciones.tipo)</text:span></text:p>
      <text:p text:style-name="P24">Declaracion ::= id : tipo</text:p>
      <text:p text:style-name="P23"><text:tab/><text:span text:style-name="T21">Declaraciones.id = Declaraciones.lex</text:span></text:p>
      <text:p text:style-name="P16"/>
      <text:p text:style-name="P7"/>
      <text:p text:style-name="P12">4. Especificación de las restricciones contextuales </text:p>
      <text:p text:style-name="P7"/>
      <text:p text:style-name="Standard"><text:span text:style-name="T3">4.1. Descripción informal de las restricciones contextuales</text:span><text:span text:style-name="T10"> </text:span></text:p>
      <text:p text:style-name="P8">Enumeración y descripción informal de las restricciones contextuales del lenguaje. En este apartado basta con copiar las restricciones contextuales que os proponemos al principio de la plantilla, cuando describimos las características del lenguaje.</text:p>
      <text:p text:style-name="P8"/>
      <text:p text:style-name="P53">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53"/>
      <text:p text:style-name="P53">Las restricciones que tienen que ver con la declaracion de las variables y las instrucciones son:</text:p>
      <text:p text:style-name="P53"><text:tab/>En la seccion de declaraciones no podrá haber variables duplicadas</text:p>
      <text:p text:style-name="P53"><text:soft-page-break/><text:tab/>En la instrucción de asignacion, el identificador debe haber sido declarado.</text:p>
      <text:p text:style-name="P53"><text:tab/>A una variable de tipo real es posible asignarle un valor real,entero o natural.</text:p>
      <text:p text:style-name="P53"><text:tab/>A una variable de tipo entero es posible asignarle un valor entero o real.</text:p>
      <text:p text:style-name="P53"><text:tab/>A una variable de tipo nat,char o bool solo les puedes asignarles valores del mismo tipo</text:p>
      <text:p text:style-name="P53"><text:tab/>En la instrucción de lectura el identificador debe haber sido definido antes.</text:p>
      <text:p text:style-name="P53"/>
      <text:p text:style-name="P53">Las restricciones contextuales de las de las expresiones son las siguientes:</text:p>
      <text:p text:style-name="P53"><text:tab/>Los operadores <text:span text:style-name="T26">&lt;, &gt;, &lt;=, &gt;=, =/=</text:span> son capaces de comparar entre si valores numericos(natural con natural, natural con entero, natural con real, entero con natural, entero con entero, entero con real, real con natural con entero, real con ral) caracteres y booleanos</text:p>
      <text:p text:style-name="P53"><text:tab/>Los operadores <text:span text:style-name="T27">+</text:span> y <text:span text:style-name="T3">–</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53"><text:tab/>El operador <text:span text:style-name="T3">or</text:span> opera unicamente sobre valores booleanos.</text:p>
      <text:p text:style-name="P53"><text:tab/>Los operadores <text:s/><text:span text:style-name="T3">*</text:span> y <text:span text:style-name="T3">/</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53"><text:tab/>En el operador <text:span text:style-name="T3">%</text:span> <text:s/>no opera sobre valores reales, caracteres y booleanos. El primer operando puede ser entrero o natural, pero el segundo operando solo puede ser natural. El tipo del resultado sera el mismo que el del primer operando.</text:p>
      <text:p text:style-name="P53"><text:tab/>El operador <text:span text:style-name="T3">and</text:span> opera solo sobre valores booleanos.</text:p>
      <text:p text:style-name="P53"><text:tab/>Los operadores <text:span text:style-name="T3">&lt;&lt;</text:span> y <text:span text:style-name="T3">&gt;&gt;</text:span> operan unicamente sobre valores naturales.</text:p>
      <text:p text:style-name="P53"><text:tab/>El operador <text:span text:style-name="T3">not</text:span> opera solo sobre valores booleanos.</text:p>
      <text:p text:style-name="P53"><text:tab/>El operador <text:span text:style-name="T3">–</text:span> opera solo sobre valores numericos y el resultado es su operando cambiado de signo. Este resultado sera real si el tipo del operando es real, y entero en otro caso.</text:p>
      <text:p text:style-name="P53"><text:tab/>El operador <text:span text:style-name="T3">(float)</text:span> admite expresiones reales, enteras, de naturales y de caracteres. En todas el resultado es real.</text:p>
      <text:p text:style-name="P53"><text:tab/>El operador <text:span text:style-name="T3">(int)</text:span> admite expresiones reales, enteras, de naturales y de caracteres. En todas el resultado es entero.</text:p>
      <text:p text:style-name="P53"><text:tab/>El operador <text:span text:style-name="T3">(nat)</text:span> admite solo expresiones de naturales y de caracteres y en ambas el resultado es natural.</text:p>
      <text:p text:style-name="P53"><text:tab/>El operador <text:span text:style-name="T3">(char)</text:span> admite solo expresiones de naturales y de caracteres y en ambas el resultado es caracter</text:p>
      <text:p text:style-name="P53"><text:tab/>El operador <text:span text:style-name="T3">valor absoluto</text:span> solo admite expresiones numericas y el resultado es real y la expresion es real o natural si la expresion que evalua es natural o entera.</text:p>
      <text:p text:style-name="P14"/>
      <text:p text:style-name="Standard"><text:span text:style-name="T3">4.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4.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8"/>
      <text:p text:style-name="P19"><text:tab/><text:span text:style-name="T24">En la categoria Programa hay un unico atributo sintetizado que es “error”,sirve para encontrar los errores contextuales del programa</text:span></text:p>
      <text:p text:style-name="P53"><text:tab/>En la categoria Declaraciones esta el atributo sintetizado “error” que encuentra los <text:soft-page-break/>errores en la seccion de las declaraciones.</text:p>
      <text:p text:style-name="P53"><text:tab/>En la categoria InstruccionAsig esta el atributo “lex” que proviene del analizador lexico y nos da el nombre del identificador.</text:p>
      <text:p text:style-name="P53"><text:tab/>En la categoria InstruccionAsig esta el atributo “tipo” que dice de que tipo es el identificador.</text:p>
      <text:p text:style-name="P53"><text:tab/>En la categoria Instrucciones esta el atributo sintetizdo “error “ que encuentra los errores dcie la seccion de instrucciones.</text:p>
      <text:p text:style-name="P53"><text:tab/>En la categoria Expresiones esta el atributo sintetizado “tipo” que <text:s/>se encarga que no haya errores de tipo.</text:p>
      <text:p text:style-name="P53"><text:tab/>En la categoria de las Operaciones esta el atributo sintetizado “op” que lo que hace es dar el nombre del operador en string.</text:p>
      <text:p text:style-name="P53"><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14"/>
      <text:p text:style-name="P7"/>
      <text:p text:style-name="Standard"><text:span text:style-name="T3">4.4. Gramática de atributos</text:span><text:span text:style-name="T10"> </text:span></text:p>
      <text:p text:style-name="P8">Gramática de atributos que formaliza la comprobación de las restricciones contextuales.</text:p>
      <text:p text:style-name="P7"/>
      <text:p text:style-name="P35">Programa ::= Declaraciones &amp; Instrucciones</text:p>
      <text:p text:style-name="P30"><text:tab/><text:span text:style-name="T21">Programa.error = Declaraciones.error v Instrucciones.error</text:span></text:p>
      <text:p text:style-name="P60"><text:tab/>Instrucciones.tsh = Declaraciones.ts</text:p>
      <text:p text:style-name="P35">Declaraciones ::= Declaración ; Declaraciones</text:p>
      <text:p text:style-name="P30"><text:tab/><text:span text:style-name="T21">Declaraciones</text:span><text:span text:style-name="T33">o</text:span><text:span text:style-name="T21">.error = existe(Declaraciones</text:span><text:span text:style-name="T33">o</text:span><text:span text:style-name="T21">.ts,Declaracion.id) v Declaraciones</text:span><text:span text:style-name="T33">1</text:span><text:span text:style-name="T21">.error</text:span></text:p>
      <text:p text:style-name="P35">Declaraciones ::= Declaración</text:p>
      <text:p text:style-name="P33"><text:tab/><text:span text:style-name="T20">Declaraciones.error = false</text:span></text:p>
      <text:p text:style-name="P35">Declaración ::= id : tipo</text:p>
      <text:p text:style-name="P34"><text:tab/>id.tipo = tipo.tipo</text:p>
      <text:p text:style-name="P35">Instrucciones ::= Instrucción ; Instrucciones</text:p>
      <text:p text:style-name="P33"><text:tab/><text:span text:style-name="T20">Instrucciones</text:span><text:span text:style-name="T34">o</text:span><text:span text:style-name="T20">.error = Instrucción.error v Instrucciones</text:span><text:span text:style-name="T34">1</text:span><text:span text:style-name="T20">.error</text:span></text:p>
      <text:p text:style-name="P33"><text:span text:style-name="T20"><text:tab/>Instrucciones</text:span><text:span text:style-name="T34">1</text:span><text:span text:style-name="T20">.tsh = Instruccion.tsh = instrucciónes</text:span><text:span text:style-name="T34">o</text:span><text:span text:style-name="T20">.tsh</text:span></text:p>
      <text:p text:style-name="P35">Instrucciones ::= Instrucción</text:p>
      <text:p text:style-name="P33"><text:tab/><text:span text:style-name="T20">Instrucciones.error = Instrucción.error</text:span></text:p>
      <text:p text:style-name="P34"><text:tab/>Instrucción.tsh = Instrucciones.tsh</text:p>
      <text:p text:style-name="P35">Instrucción ::= InsLectura</text:p>
      <text:p text:style-name="P33"><text:tab/><text:span text:style-name="T20">Instrucción.error = InsLectura.error</text:span></text:p>
      <text:p text:style-name="P34"><text:tab/>InsLectura.tsh = Instrucción.tsh</text:p>
      <text:p text:style-name="P35">Instrucción ::= InsEscritura</text:p>
      <text:p text:style-name="P33"><text:span text:style-name="T21"><text:tab/></text:span><text:span text:style-name="T20">Instrucción.error = InsEscritura.error</text:span></text:p>
      <text:p text:style-name="P34"><text:tab/>InsEscritura.tsh = Instrucción.tsh</text:p>
      <text:p text:style-name="P35">Instrucción ::= InsAsignacion</text:p>
      <text:p text:style-name="P34"><text:tab/>Instrucción.error = InsAsignacion.error</text:p>
      <text:p text:style-name="P34"><text:tab/>InsAsignacion.tsh = Instrucción.tsh</text:p>
      <text:p text:style-name="P35">InsLectura ::= <text:s/>in(id)</text:p>
      <text:p text:style-name="P33"><text:tab/><text:span text:style-name="T20">InsLectura.error = existe(InsLectura.tsh,id.lex)</text:span></text:p>
      <text:p text:style-name="P34"><text:tab/>InsLectura.tsh = Instrucción.tsh</text:p>
      <text:p text:style-name="P35">InsEscritura ::= out(Expresion)</text:p>
      <text:p text:style-name="P33"><text:tab/><text:span text:style-name="T20">InsEscritura.error = (Expresion.tipo = tError)</text:span></text:p>
      <text:p text:style-name="P35">InsAsignación ::= id := Expresión</text:p>
      <text:p text:style-name="P33"><text:tab/><text:span text:style-name="T20">InsAsignacion.error = existe(InsAsignacion.tsh,id.lex) v (Expresion.tipo = Error) v</text:span></text:p>
      <text:p text:style-name="P34"><text:tab/><text:tab/><text:tab/> <text:s text:c="7"/>(id.tipo = Float y (Expresion.tipo = Char v Expresion.tipo = Bool)) <text:s/>v</text:p>
      <text:p text:style-name="P34"><text:tab/><text:tab/><text:tab/> <text:s text:c="7"/>(id.tipo = Int y (Expresion.tipo=Float v Expresion.tipo = Char v <text:s text:c="2"/><text:tab/><text:tab/><text:tab/><text:tab/><text:tab/><text:tab/><text:tab/> <text:s text:c="4"/>Expresion.tipo = Bool)) <text:s/>v</text:p>
      <text:p text:style-name="P34"><text:tab/><text:tab/><text:tab/> <text:s text:c="7"/>(id.tipo = Nat y Expresion.tipo =/= Nat) <text:s/>v</text:p>
      <text:p text:style-name="P34"><text:tab/><text:tab/><text:tab/> <text:s text:c="7"/>(id.tipo = Char y Expresion.tipo =/= Char) <text:s/>v</text:p>
      <text:p text:style-name="P34"><text:tab/><text:tab/><text:tab/> <text:s text:c="7"/>(id.tipo = Bool y Expresion.tipo =/= Bool)<text:tab/></text:p>
      <text:p text:style-name="P34"><text:soft-page-break/><text:tab/>Expresion.tsh = InsAsignacion.tsh<text:tab/><text:tab/></text:p>
      <text:p text:style-name="P34"/>
      <text:p text:style-name="P33"><text:span text:style-name="T29">Expresión ::= ExpresiónNiv1 OpNiv0 ExpresiónNiv1</text:span> </text:p>
      <text:p text:style-name="P33"><text:tab/><text:span text:style-name="T20">Expresion.tipo = si (ExpresionNiv1</text:span><text:span text:style-name="T34">o</text:span><text:span text:style-name="T20">.tipo = Error v ExpresionNiv1</text:span><text:span text:style-name="T34">1</text:span><text:span text:style-name="T20">.tipo = Error) v</text:span></text:p>
      <text:p text:style-name="P34"><text:tab/><text:tab/> <text:tab/> <text:s text:c="5"/>(ExpresionNiv1<text:span text:style-name="T32">o</text:span>.tipo = Char y ExpresionNiv1<text:span text:style-name="T32">1</text:span>.tipo =/= Char) v</text:p>
      <text:p text:style-name="P34"><text:tab/><text:tab/><text:tab/> <text:s text:c="5"/>(ExpresionNiv1<text:span text:style-name="T32">o</text:span>.tipo =/= Char y ExpresionNiv1<text:span text:style-name="T32">1</text:span>.tipo = Char))</text:p>
      <text:p text:style-name="P34"><text:tab/><text:tab/><text:tab/> <text:s text:c="14"/>Error</text:p>
      <text:p text:style-name="P34"><text:tab/><text:tab/><text:tab/> <text:s/>sino <text:s text:c="3"/>Bool</text:p>
      <text:p text:style-name="P34"><text:tab/><text:tab/><text:tab/> <text:s/>finsi</text:p>
      <text:p text:style-name="P34"><text:tab/>ExpresionNiv1<text:span text:style-name="T32">1</text:span>.tsh = ExpresionNiv1<text:span text:style-name="T32">o</text:span>.tsh <text:s/>= Expresion.tsh</text:p>
      <text:p text:style-name="P35">Expresión ::= ExpresiónNiv1</text:p>
      <text:p text:style-name="P33"><text:tab/><text:span text:style-name="T20">Expresion.tipo = ExpresionNiv1.tipo</text:span></text:p>
      <text:p text:style-name="P34"><text:tab/>ExpresionNiv1.tsh = Expresion.tsh</text:p>
      <text:p text:style-name="P33"><text:span text:style-name="T29">ExpresiónNiv1 ::= ExpresiónNiv1 OpNiv1 ExpresiónNiv2</text:span> </text:p>
      <text:p text:style-name="P34"/>
      <text:p text:style-name="P34">falta poner que no haya Int Bool pej</text:p>
      <text:p text:style-name="P33"><text:tab/><text:span text:style-name="T20">ExpresionNiv1</text:span><text:span text:style-name="T34">o</text:span><text:span text:style-name="T20">.tipo = </text:span></text:p>
      <text:p text:style-name="P34"><text:tab/><text:tab/>si (ExpresionNiv1<text:span text:style-name="T32">1</text:span>.tipo = tError v ExpresionNiv2.tipo = tError v</text:p>
      <text:p text:style-name="P34"><text:tab/><text:tab/> <text:s text:c="4"/>ExpresionNiv1<text:span text:style-name="T32">1</text:span>.tipo = Char v ExpresionNiv2.tipo = Char v</text:p>
      <text:p text:style-name="P34"><text:tab/><text:tab/> <text:s text:c="4"/>(ExpresionNiv1<text:span text:style-name="T32">1</text:span>.tipo = Bool y ExpresionNiv2.tipo =/= Bool v</text:p>
      <text:p text:style-name="P34"><text:tab/> <text:s text:c="18"/>(ExpresionNiv1<text:span text:style-name="T32">1</text:span>.tipo =/= Bool y ExpresionNiv2.tipo = Bool))</text:p>
      <text:p text:style-name="P34"><text:tab/><text:tab/><text:tab/>Error</text:p>
      <text:p text:style-name="P34"><text:tab/><text:tab/>sino case (OpNiv1.op)</text:p>
      <text:p text:style-name="P34"><text:tab/><text:tab/><text:tab/>suma,resta: </text:p>
      <text:p text:style-name="P34"><text:tab/><text:tab/><text:tab/> <text:s text:c="8"/>si (ExpresionNiv1<text:span text:style-name="T32">1</text:span>.tipo=Float v ExpresionNiv2.tipo = Float)</text:p>
      <text:p text:style-name="P34"><text:tab/><text:tab/><text:tab/><text:tab/>tReal</text:p>
      <text:p text:style-name="P34"><text:tab/><text:tab/><text:tab/> <text:s text:c="8"/>sino si (ExpresionNiv1<text:span text:style-name="T32">1</text:span>.tipo =Int v ExpresionNiv2.tipo = Int)</text:p>
      <text:p text:style-name="P34"><text:tab/><text:tab/><text:tab/><text:tab/> <text:s text:c="9"/>tInt</text:p>
      <text:p text:style-name="P34"><text:tab/><text:tab/><text:tab/><text:tab/> <text:s/>sino si (ExpresionNiv1<text:span text:style-name="T32">1</text:span>.tipo =Nat y ExpresionNiv2.tipo = Nat)</text:p>
      <text:p text:style-name="P34"><text:tab/><text:tab/><text:tab/><text:tab/> <text:s text:c="2"/><text:tab/> <text:s text:c="4"/>Nat</text:p>
      <text:p text:style-name="P34"><text:tab/><text:tab/><text:tab/><text:tab/> <text:s text:c="9"/>sino Error</text:p>
      <text:p text:style-name="P34"><text:tab/><text:tab/><text:tab/>o: <text:s/></text:p>
      <text:p text:style-name="P34"><text:tab/><text:tab/><text:tab/> <text:s text:c="8"/>si (ExpresionNiv1<text:span text:style-name="T32">1</text:span>.Bool y ExpresionNiv2.tipo = Bool)</text:p>
      <text:p text:style-name="P34"><text:tab/><text:tab/><text:tab/><text:tab/> <text:s text:c="3"/>Bool</text:p>
      <text:p text:style-name="P34"><text:tab/><text:tab/><text:tab/> <text:s text:c="8"/>sino Error</text:p>
      <text:p text:style-name="P34"><text:tab/>ExpresionNiv1<text:span text:style-name="T32">1</text:span>.tsh = ExpresionNiv2.tsh = ExpresionNiv1<text:span text:style-name="T32">o</text:span>.tsh</text:p>
      <text:p text:style-name="P35">ExpresiónNiv1 ::= ExpresiónNiv2</text:p>
      <text:p text:style-name="P33"><text:tab/><text:span text:style-name="T20">ExpresionNiv1.tipo = ExpresionNiv2.tipo</text:span></text:p>
      <text:p text:style-name="P34"><text:tab/>ExpresionNiv2.tsh = ExpresionNiv1.tsh</text:p>
      <text:p text:style-name="P35">ExpresiónNiv2 ::= ExpresiónNiv2 OpNiv2 ExpresiónNiv3</text:p>
      <text:p text:style-name="P33"><text:tab/><text:span text:style-name="T20">ExpresionNiv2</text:span><text:span text:style-name="T34">o</text:span><text:span text:style-name="T20">.tipo = </text:span></text:p>
      <text:p text:style-name="P34"><text:tab/><text:tab/>si (ExpresionNiv2<text:span text:style-name="T32">1</text:span>.tipo = Error v ExpresionNiv3.tipo = Error v</text:p>
      <text:p text:style-name="P34"><text:s text:c="33"/>ExpresionNiv2<text:span text:style-name="T32">1</text:span>.tipo = Char v ExpresionNiv3.tipo = Char v</text:p>
      <text:p text:style-name="P34"><text:tab/><text:tab/> <text:s text:c="3"/>(ExpresionNiv2<text:span text:style-name="T32">1</text:span>.tipo = Bool y ExpresionNiv3.tipo =/= Bool v</text:p>
      <text:p text:style-name="P34"><text:tab/><text:tab/> <text:s text:c="3"/>(ExpresionNiv2<text:span text:style-name="T32">1</text:span>.tipo =/= Bool y ExpresionNiv3.tipo = Bool))</text:p>
      <text:p text:style-name="P34"><text:tab/><text:tab/> <text:s text:c="9"/>Error</text:p>
      <text:p text:style-name="P34"><text:tab/><text:tab/>sino case (OpNiv2.op)</text:p>
      <text:p text:style-name="P34"><text:tab/><text:tab/><text:tab/>multiplica,divide: </text:p>
      <text:p text:style-name="P34"><text:tab/><text:tab/><text:tab/> <text:s text:c="8"/>si (ExpresionNiv2<text:span text:style-name="T32">1</text:span>.tipo=Float v ExpresionNiv3.tipo = Real)</text:p>
      <text:p text:style-name="P34"><text:tab/><text:tab/><text:tab/><text:tab/> <text:s text:c="3"/>tReal</text:p>
      <text:p text:style-name="P34"><text:tab/><text:tab/><text:tab/> <text:s text:c="8"/>sino si (ExpresionNiv2<text:span text:style-name="T32">1</text:span>.tipo =tInt v ExpresionNiv3.tipo = tInt)</text:p>
      <text:p text:style-name="P34"><text:tab/><text:tab/><text:tab/><text:tab/><text:tab/>tInt</text:p>
      <text:p text:style-name="P34"><text:tab/><text:tab/><text:tab/><text:tab/> <text:s/>sino si (ExpresionNiv2<text:span text:style-name="T32">1</text:span>.tipo =tNat y ExpresionNiv3.tipo = tNat)</text:p>
      <text:p text:style-name="P34"><text:tab/><text:tab/><text:tab/><text:tab/><text:tab/> <text:s text:c="5"/>tNat</text:p>
      <text:p text:style-name="P34"><text:tab/><text:tab/><text:tab/><text:tab/> <text:s text:c="9"/>sino tError</text:p>
      <text:p text:style-name="P34"><text:tab/><text:tab/><text:tab/>modulo:</text:p>
      <text:p text:style-name="P34"><text:tab/><text:tab/><text:tab/> <text:s text:c="8"/>si (ExpresionNiv3.tipo = tNat y</text:p>
      <text:p text:style-name="P34"><text:tab/><text:tab/><text:tab/><text:tab/>(ExpresionNiv2<text:span text:style-name="T32">1</text:span>.tipo=tNat v ExpresionNiv2<text:span text:style-name="T32">1</text:span>.tipo=tInt))<text:tab/></text:p>
      <text:p text:style-name="P34"><text:tab/><text:tab/><text:tab/><text:tab/> <text:s text:c="5"/>ExpresionNiv2<text:span text:style-name="T32">1</text:span>.tipo</text:p>
      <text:p text:style-name="P34"><text:tab/><text:tab/><text:tab/> <text:s text:c="8"/>sino <text:s text:c="3"/>tError</text:p>
      <text:p text:style-name="P34"><text:soft-page-break/><text:tab/><text:tab/><text:tab/>y: <text:s/></text:p>
      <text:p text:style-name="P34"><text:tab/><text:tab/><text:tab/> <text:s text:c="8"/>si (ExpresionNiv2<text:span text:style-name="T32">1</text:span>.tBool y ExpresionNiv3.tipo = tBool)</text:p>
      <text:p text:style-name="P34"><text:tab/><text:tab/><text:tab/><text:tab/> <text:s text:c="3"/>tBool</text:p>
      <text:p text:style-name="P34"><text:tab/><text:tab/><text:tab/> <text:s text:c="8"/>sino tError</text:p>
      <text:p text:style-name="P34"><text:tab/>ExpresionNiv2<text:span text:style-name="T32">1</text:span>.tsh = ExpresionNiv3.tsh = ExpresionNiv2<text:span text:style-name="T32">o</text:span>.tsh</text:p>
      <text:p text:style-name="P35">ExpresiónNiv2 ::= ExpresiónNiv3</text:p>
      <text:p text:style-name="P33"><text:tab/><text:span text:style-name="T20">ExpresionNiv2.tipo = ExpresionNiv3.tipo</text:span></text:p>
      <text:p text:style-name="P34"><text:tab/>ExpresionNiv3.tsh = ExpresionNiv2.tsh</text:p>
      <text:p text:style-name="P35">ExpresiónNiv3 ::= ExpresionNiv4 OpNiv3 ExpresiónNiv3</text:p>
      <text:p text:style-name="P33"><text:tab/><text:span text:style-name="T20">ExpresionNiv3</text:span><text:span text:style-name="T34">o</text:span><text:span text:style-name="T20">.tipo = </text:span></text:p>
      <text:p text:style-name="P34"><text:tab/><text:tab/>si (ExpresionNiv4.tipo = tError v ExpresionNiv3<text:span text:style-name="T32">1</text:span>.tipo = tError v</text:p>
      <text:p text:style-name="P34"><text:s text:c="33"/>ExpresionNiv4.tipo =/= tNat v ExpresionNiv3<text:span text:style-name="T32">1</text:span>.tipo =/= tNat)</text:p>
      <text:p text:style-name="P34"><text:tab/><text:tab/> <text:s text:c="6"/>tError</text:p>
      <text:p text:style-name="P34"><text:tab/><text:tab/>sino tNat</text:p>
      <text:p text:style-name="P34"><text:tab/>ExpresionNiv3<text:span text:style-name="T32">1</text:span>.tsh = ExpresionNiv4.tsh = ExpresionNiv3<text:span text:style-name="T32">o</text:span>.tsh</text:p>
      <text:p text:style-name="P35">ExpresiónNiv3 ::= ExpresiónNiv4</text:p>
      <text:p text:style-name="P33"><text:tab/><text:span text:style-name="T20">ExpresionNiv3.tipo =ExpresionNiv4.tipo</text:span></text:p>
      <text:p text:style-name="P34"><text:tab/>ExpresionNiv4.tsh = ExpresionNiv3.tsh</text:p>
      <text:p text:style-name="P35">ExpresiónNiv4 ::= OpNiv4 ExpresiónNiv4</text:p>
      <text:p text:style-name="P33"><text:tab/><text:span text:style-name="T20">ExpresionNiv4</text:span><text:span text:style-name="T34">o</text:span><text:span text:style-name="T20">.tipo = </text:span></text:p>
      <text:p text:style-name="P34"><text:tab/><text:tab/>si (ExpresionNiv4<text:span text:style-name="T32">1</text:span>.tipo = tError)</text:p>
      <text:p text:style-name="P34"><text:tab/><text:tab/> <text:s text:c="9"/>tError</text:p>
      <text:p text:style-name="P34"><text:tab/><text:tab/>sino case (OpNiv4.op)</text:p>
      <text:p text:style-name="P34"><text:tab/><text:tab/><text:tab/>no: </text:p>
      <text:p text:style-name="P34"><text:tab/><text:tab/><text:tab/> <text:s text:c="8"/>si (ExpresionNiv4<text:span text:style-name="T32">1</text:span>.tipo=tBool)</text:p>
      <text:p text:style-name="P34"><text:tab/><text:tab/><text:tab/><text:tab/> <text:s text:c="3"/>tBool</text:p>
      <text:p text:style-name="P34"><text:tab/><text:tab/><text:tab/> <text:s text:c="8"/>sino <text:s text:c="2"/>tError</text:p>
      <text:p text:style-name="P34"><text:tab/><text:tab/><text:tab/>menos:</text:p>
      <text:p text:style-name="P34"><text:tab/><text:tab/><text:tab/> <text:s text:c="8"/>si (ExpresionNiv4<text:span text:style-name="T32">1</text:span>.tipo=tReal)</text:p>
      <text:p text:style-name="P34"><text:tab/><text:tab/><text:tab/><text:tab/> <text:s text:c="3"/>tReal</text:p>
      <text:p text:style-name="P34"><text:tab/><text:tab/><text:tab/> <text:s text:c="8"/>sino si (ExpresionNiv4<text:span text:style-name="T32">1</text:span>.tipo=tInt v ExpresionNiv4<text:span text:style-name="T32">1</text:span>.tipo = tNat)</text:p>
      <text:p text:style-name="P34"><text:tab/><text:tab/><text:tab/><text:tab/><text:tab/>tInt</text:p>
      <text:p text:style-name="P34"><text:tab/><text:tab/><text:tab/><text:tab/> <text:s text:c="2"/>sino tError</text:p>
      <text:p text:style-name="P34"><text:tab/><text:tab/><text:tab/>cast-float:</text:p>
      <text:p text:style-name="P34"><text:tab/><text:tab/><text:tab/> <text:s text:c="8"/>si (ExpresionNiv4<text:span text:style-name="T32">1</text:span>.tipo=/=tBool)</text:p>
      <text:p text:style-name="P34"><text:tab/><text:tab/><text:tab/><text:tab/> <text:s text:c="3"/>tReal</text:p>
      <text:p text:style-name="P34"><text:tab/><text:tab/><text:tab/> <text:s text:c="8"/>sino tError</text:p>
      <text:p text:style-name="P34"><text:tab/><text:tab/><text:tab/>cast-int:</text:p>
      <text:p text:style-name="P34"><text:tab/><text:tab/><text:tab/> <text:s text:c="8"/>si (ExpresionNiv4<text:span text:style-name="T32">1</text:span>.tipo=/=tBool)</text:p>
      <text:p text:style-name="P34"><text:tab/><text:tab/><text:tab/><text:tab/> <text:s text:c="3"/>tReal</text:p>
      <text:p text:style-name="P34"><text:tab/><text:tab/><text:tab/> <text:s text:c="8"/>sino tError</text:p>
      <text:p text:style-name="P34"><text:tab/><text:tab/><text:tab/>cast-nat:</text:p>
      <text:p text:style-name="P34"><text:tab/><text:tab/> <text:s text:c="2"/><text:tab/> <text:s text:c="8"/>si (ExpresionNiv4<text:span text:style-name="T32">1</text:span>.tipo=tNat v ExpresionNiv4<text:span text:style-name="T32">1</text:span>.tipo=tChar)</text:p>
      <text:p text:style-name="P34"><text:tab/><text:tab/><text:tab/><text:tab/> <text:s text:c="2"/>tNat</text:p>
      <text:p text:style-name="P34"><text:tab/><text:tab/><text:tab/> <text:s text:c="8"/>sino tError</text:p>
      <text:p text:style-name="P34"><text:tab/><text:tab/><text:tab/>cast-char:</text:p>
      <text:p text:style-name="P34"><text:tab/><text:tab/><text:tab/> <text:s text:c="8"/>si (ExpresionNiv4<text:span text:style-name="T32">1</text:span>.tipo=tNat v ExpresionNiv4<text:span text:style-name="T32">1</text:span>.tipo=tChar)</text:p>
      <text:p text:style-name="P34"><text:tab/><text:tab/><text:tab/><text:tab/> <text:s text:c="2"/>tChar</text:p>
      <text:p text:style-name="P34"><text:tab/><text:tab/><text:tab/> <text:s text:c="8"/>sino tError</text:p>
      <text:p text:style-name="P34"><text:tab/>ExpresionNiv4<text:span text:style-name="T32">1</text:span>.tsh = ExpresionNiv4<text:span text:style-name="T32">o</text:span>.tsh</text:p>
      <text:p text:style-name="P35">ExpresiónNiv4 ::= | Expresión |</text:p>
      <text:p text:style-name="P33"><text:tab/><text:span text:style-name="T20">ExpresionNiv4.tipo = </text:span></text:p>
      <text:p text:style-name="P34"><text:tab/><text:tab/>si (Expresion.tipo = tError v Expresion.tipo=tBool v Expresion.tipo=tChar)</text:p>
      <text:p text:style-name="P34"><text:tab/><text:tab/> <text:s text:c="9"/>tError</text:p>
      <text:p text:style-name="P34"><text:tab/><text:tab/>sino si (Expresion.tipo = tReal)</text:p>
      <text:p text:style-name="P34"><text:tab/><text:tab/><text:tab/>tReal</text:p>
      <text:p text:style-name="P34"><text:tab/><text:tab/> <text:s text:c="7"/>sino si (Expresion.tipo = tNat v Expresion.tipo.tInt)</text:p>
      <text:p text:style-name="P34"><text:tab/><text:tab/><text:tab/> <text:s text:c="8"/>tNat</text:p>
      <text:p text:style-name="P34"><text:tab/><text:tab/><text:tab/> sino tError</text:p>
      <text:p text:style-name="P34"><text:tab/>Expresion.tsh = ExpresionNiv4.tsh</text:p>
      <text:p text:style-name="P35"><text:soft-page-break/>ExpresiónNiv4 ::= ( Expresión )</text:p>
      <text:p text:style-name="P33"><text:tab/><text:span text:style-name="T20">ExpresionNiv4.tipo = Expresion.tipo</text:span></text:p>
      <text:p text:style-name="P34"><text:tab/>Expresion.tsh = ExpresionNiv4.tsh</text:p>
      <text:p text:style-name="P35">ExpresiónNiv4 ::= Literal</text:p>
      <text:p text:style-name="P33"><text:tab/><text:span text:style-name="T20">Expresion.tipo = Literal.tipo</text:span></text:p>
      <text:p text:style-name="P35">Literal ::= id</text:p>
      <text:p text:style-name="P33"><text:tab/><text:span text:style-name="T20">Literal.tipo = (operación de la TS</text:span></text:p>
      <text:p text:style-name="P35">Literal ::= litNat</text:p>
      <text:p text:style-name="P33"><text:tab/><text:span text:style-name="T20">Literal.tipo = tNat</text:span></text:p>
      <text:p text:style-name="P35">Literal ::= litFlo</text:p>
      <text:p text:style-name="P33"><text:tab/><text:span text:style-name="T20">Literal.tipo = tReal</text:span></text:p>
      <text:p text:style-name="P35">Literal ::= litEnt</text:p>
      <text:p text:style-name="P33"><text:tab/><text:span text:style-name="T20">Literal.tipo = tEnt</text:span></text:p>
      <text:p text:style-name="P35">Literal ::= litBoo</text:p>
      <text:p text:style-name="P33"><text:tab/><text:span text:style-name="T20">Literal.tipo = tBool<text:tab/></text:span></text:p>
      <text:p text:style-name="P35">Literal ::= litCha</text:p>
      <text:p text:style-name="P33"><text:tab/><text:span text:style-name="T20">Literal.tipo = tChar</text:span></text:p>
      <text:p text:style-name="P35">OpNiv0 ::= &lt;</text:p>
      <text:p text:style-name="P33"><text:tab/><text:span text:style-name="T20">OpNiv0.op = menor</text:span></text:p>
      <text:p text:style-name="P33"><text:span text:style-name="T29">OpNiv0 ::= &gt;</text:span><text:tab/></text:p>
      <text:p text:style-name="P33"><text:tab/><text:span text:style-name="T20">OpNiv0.op = mayor</text:span></text:p>
      <text:p text:style-name="P35">OpNiv0 ::= &lt;=</text:p>
      <text:p text:style-name="P33"><text:tab/><text:span text:style-name="T20">OpNiv0.op = menor-ig<text:tab/></text:span></text:p>
      <text:p text:style-name="P35">OpNiv0 ::= &gt;=</text:p>
      <text:p text:style-name="P33"><text:tab/><text:span text:style-name="T20">OpNiv0.op =mayor-ig</text:span></text:p>
      <text:p text:style-name="P35">OpNiv0 ::= =</text:p>
      <text:p text:style-name="P33"><text:tab/><text:span text:style-name="T20">OpNiv0.op = igual</text:span></text:p>
      <text:p text:style-name="P35">OpNiv0 ::= =/=</text:p>
      <text:p text:style-name="P33"><text:tab/><text:span text:style-name="T20">OpNiv0.op = no-igual</text:span></text:p>
      <text:p text:style-name="P35">OpNiv1 ::= +</text:p>
      <text:p text:style-name="P33"><text:tab/><text:span text:style-name="T20">OpNiv1.op = suma</text:span></text:p>
      <text:p text:style-name="P35">OpNiv1 ::= -</text:p>
      <text:p text:style-name="P33"><text:tab/><text:span text:style-name="T20">OpNiv1.op = resta</text:span></text:p>
      <text:p text:style-name="P35">OpNiv1 ::= or</text:p>
      <text:p text:style-name="P33"><text:tab/><text:span text:style-name="T20">OpNiv1.op = o</text:span></text:p>
      <text:p text:style-name="P35">OpNiv2 ::= *</text:p>
      <text:p text:style-name="P33"><text:tab/><text:span text:style-name="T20">OpNiv2.op = multiplica</text:span></text:p>
      <text:p text:style-name="P35">OpNiv2 ::= /</text:p>
      <text:p text:style-name="P33"><text:tab/><text:span text:style-name="T20">OpNiv2.op = divide</text:span></text:p>
      <text:p text:style-name="P35">OpNiv2 ::= %</text:p>
      <text:p text:style-name="P33"><text:tab/><text:span text:style-name="T20">OpNiv2.op = modulo</text:span></text:p>
      <text:p text:style-name="P35">OpNiv2 ::= and</text:p>
      <text:p text:style-name="P33"><text:tab/><text:span text:style-name="T20">OpNiv2.op = y</text:span></text:p>
      <text:p text:style-name="P20">OpNiv3 ::= &gt;&gt;</text:p>
      <text:p text:style-name="P7"><text:tab/><text:span text:style-name="T20">OpNiv3.op = shl</text:span></text:p>
      <text:p text:style-name="P20">OpNiv3 ::= &lt;&lt;</text:p>
      <text:p text:style-name="P7"><text:tab/><text:span text:style-name="T20">OpNiv3.op = shr</text:span></text:p>
      <text:p text:style-name="P20">OpNiv4 ::= not</text:p>
      <text:p text:style-name="P7"><text:tab/><text:span text:style-name="T20">OpNiv4.op = no</text:span></text:p>
      <text:p text:style-name="P20">OpNiv4 ::= -</text:p>
      <text:p text:style-name="P7"><text:tab/><text:span text:style-name="T20">OpNiv4.op = menos</text:span></text:p>
      <text:p text:style-name="P20">OpNiv4 ::= (float)</text:p>
      <text:p text:style-name="P7"><text:tab/><text:span text:style-name="T20">OpNiv4.op = cast-float</text:span></text:p>
      <text:p text:style-name="P20">OpNiv4 ::= (int)</text:p>
      <text:p text:style-name="P7"><text:tab/><text:span text:style-name="T20">OpNiv4.op = cast-int</text:span></text:p>
      <text:p text:style-name="P20">OpNiv4 ::= (nat)</text:p>
      <text:p text:style-name="P7"><text:tab/><text:span text:style-name="T20">OpNiv4.op = cast-nat</text:span></text:p>
      <text:p text:style-name="P20">OpNiv4 ::= (char)</text:p>
      <text:p text:style-name="P7"><text:tab/><text:span text:style-name="T20">OpNiv4.op = cast-char</text:span></text:p>
      <text:p text:style-name="P7"><text:soft-page-break/></text:p>
      <text:p text:style-name="P12">5. Especificación de la traducción</text:p>
      <text:p text:style-name="P7"/>
      <text:p text:style-name="Standard"><text:span text:style-name="T3">5.1. Lenguaje objeto y máquina virtual</text:span><text:span text:style-name="T10"> </text:span></text:p>
      <text:p text:style-name="P8">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P8"/>
      <text:p text:style-name="P8"/>
      <text:p text:style-name="P8"/>
      <text:p text:style-name="P7">5.1.1. <text:s/>Arquitectura<text:span text:style-name="T9"> </text:span></text:p>
      <text:p text:style-name="P14"/>
      <text:p text:style-name="P7">5.1.2. <text:s/>Comportamiento interno</text:p>
      <text:p text:style-name="P7"/>
      <text:p text:style-name="P7">5.1.3. <text:s/>Repertorio de instrucciones</text:p>
      <text:p text:style-name="P14"/>
      <text:p text:style-name="Standard"><text:span text:style-name="T3">5.2. Funciones semánticas</text:span><text:span text:style-name="T10"> </text:span></text:p>
      <text:p text:style-name="P8">Descripción, si procede, de las funciones semánticas adicionales utilizadas en la especificación. Para cada función debe indicarse explícitamente su cabecera, así como informalmente su cometido, incluyendo el propósito de cada uno de sus parámetros. </text:p>
      <text:p text:style-name="P8"/>
      <text:p text:style-name="P8">Esta sección puede dejarse vacía si no se van a usar funciones semánticas adicionales.</text:p>
      <text:p text:style-name="P14"/>
      <text:p text:style-name="Standard"><text:span text:style-name="T3">5.3. Atributos semánticos</text:span><text:span text:style-name="T10"> </text:span></text:p>
      <text:p text:style-name="P8">Para cada categoría sintáctica relevante en este procesamiento deben enumerarse sus atributos semánticos, indicando si son heredados o sintetizados, y describiendo informalmente su propósito.</text:p>
      <text:p text:style-name="P15"/>
      <text:p text:style-name="Standard"><text:span text:style-name="T3">5.4. Gramática de atributos</text:span><text:span text:style-name="T10"> </text:span></text:p>
      <text:p text:style-name="P8">Gramática de atributos que formaliza la traducción.</text:p>
      <text:p text:style-name="P8"/>
      <text:p text:style-name="P7"/>
      <text:p text:style-name="P12">6. Diseño del analizador léxico </text:p>
      <text:p text:style-name="P8">Diagrama de transición que caracterice el diseño del analizador léxico. La implementación del analizador léxico debe estar guiada por este diseño.</text:p>
      <text:p text:style-name="P7"/>
      <text:p text:style-name="P12"/>
      <text:p text:style-name="P12">7. Acondicionamiento de las gramáticas de atributos </text:p>
      <text:p text:style-name="P8">Transformaciones realizadas sobre las gramáticas de atributos para permitir la traducción predictivo-recursiva. </text:p>
      <text:p text:style-name="P8"/>
      <text:p text:style-name="Standard"><text:span text:style-name="T4">Únicamente deben incluirse la transformación de las producciones que se ven afectadas. </text:span><text:span text:style-name="T4">Si alguna de las gramáticas no necesitan acondicionamiento, dejar el correspondiente </text:span><text:span text:style-name="T4">subapartado en blanco.</text:span></text:p>
      <text:p text:style-name="P7"/>
      <text:p text:style-name="Standard"><text:span text:style-name="T3">7.1. Acondicionamiento de la Gramática para la Construcción de la tabla de símbolos</text:span><text:span text:style-name="T18"> </text:span><text:span text:style-name="T3"><text:s/></text:span></text:p>
      <text:p text:style-name="P7"/>
      <text:p text:style-name="Standard"><text:soft-page-break/><text:span text:style-name="T3">7.2. Acondicionamiento de la Gramática para la Comprobación de las Restricciones Contextuales</text:span><text:span text:style-name="T18"> </text:span></text:p>
      <text:p text:style-name="P7"/>
      <text:p text:style-name="Standard"><text:span text:style-name="T3">7.3. Acondicionamiento de la Gramática para la Traducción</text:span><text:span text:style-name="T18"> </text:span></text:p>
      <text:p text:style-name="P7"/>
      <text:p text:style-name="P7"/>
      <text:p text:style-name="P12">8. Esquema de traducción orientado a las gramáticas de atributos </text:p>
      <text:p text:style-name="P8">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p>
      <text:p text:style-name="P8"/>
      <text:p text:style-name="P8">El recorrido del árbol será el realizado por un analizador predictivo-recursivo.</text:p>
      <text:p text:style-name="P7"/>
      <text:p text:style-name="P7"/>
      <text:p text:style-name="Standard"><text:span text:style-name="T10">9. Esquema de traducción orientado al traductor predictivo – recursivo</text:span><text:span text:style-name="T11"> </text:span></text:p>
      <text:p text:style-name="P8">Esquema de traducción en el que se haga explícito los parámetros utilizados para representar los atributos, así como en los que se muestre la implementación de las ecuaciones semánticas como asignaciones a dichos parámetros.</text:p>
      <text:p text:style-name="P16"/>
      <text:p text:style-name="Standard"><text:span text:style-name="T3">9.1. Variables globales</text:span><text:span text:style-name="T18"> </text:span></text:p>
      <text:p text:style-name="P8">Descripción y propósito de las variables globales usadas. </text:p>
      <text:p text:style-name="P8"/>
      <text:p text:style-name="P8">Si no se usan variables globales, dejar este apartado en blanco.</text:p>
      <text:p text:style-name="P7"/>
      <text:p text:style-name="Standard"><text:span text:style-name="T3">9.2. Nuevas operaciones y transformación de ecuaciones semánticas</text:span><text:span text:style-name="T18"> </text:span></text:p>
      <text:p text:style-name="P8">En caso de introducir nuevas operaciones (por ejemplo: el procedimiento “emite”), deben describirse aquí. </text:p>
      <text:p text:style-name="P8"/>
      <text:p text:style-name="P8">Debe describirse, así mismo, qué ecuaciones semánticas se ven transformadas y cómo (por ejemplo: la generación de código se implementa emitiendo la última instrucción).</text:p>
      <text:p text:style-name="P17"/>
      <text:p text:style-name="Standard"><text:span text:style-name="T3">9.3. Esquema <text:s/>de traducción</text:span><text:span text:style-name="T18"> </text:span></text:p>
      <text:p text:style-name="P7"/>
      <text:p text:style-name="P7"/>
      <text:p text:style-name="Standard"><text:span text:style-name="T10">10. Formato de representación del código P</text:span><text:span text:style-name="T11"> </text:span></text:p>
      <text:p text:style-name="Standard"><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8"/>
      <text:p text:style-name="P31">El código P se representa en binario. Cada instrucción de la máquina virtual se representa con un código (1 byte) seguido, si procede, del tipo de argumento (1 byte) y del valor en binario del argumento (4 bytes para números, 1 byte para char y booleanos). Se adjunta la tabla de códigos de operaciones de la máquina virtual como apéndice.</text:p>
      <text:p text:style-name="P12"/>
      <text:p text:style-name="P12"/>
      <text:p text:style-name="P12">11 Notas sobre la implementación <text:s/></text:p>
      <text:p text:style-name="P8"><text:soft-page-break/>Descripción de la implementación realizada.</text:p>
      <text:p text:style-name="P11"/>
      <text:p text:style-name="P9"/>
      <text:p text:style-name="P9"/>
      <text:p text:style-name="P9"/>
      <text:p text:style-name="P9">Deberán implementarse dos programas separados:</text:p>
      <text:list xml:id="list86571881" text:style-name="RTF_5f_Num_20_16">
        <text:list-item>
          <text:p text:style-name="P55">Traductor del lenguaje fuente a código de una máquina P. Este programa funcionará en modo <text:span text:style-name="T12">línea de comandos</text:span>, tomando dos argumentos: el nombre del archivo que contiene el programa fuente y el nombre del archivo donde se va a generar el código objeto. El resultado dependerá de si el programa fuente es o no correcto:</text:p>
        </text:list-item>
      </text:list>
      <text:list xml:id="list419577359" text:style-name="RTF_5f_Num_20_15">
        <text:list-item>
          <text:p text:style-name="P56">Si es correcto, se generará el archivo con el código objeto.</text:p>
        </text:list-item>
        <text:list-item>
          <text:p text:style-name="P56">Si no es correcto, se mostrará por pantalla un listado de errores y no se generará ningún archivo. </text:p>
          <text:list>
            <text:list-item>
              <text:p text:style-name="P56">Cada error estará precedido por los números de fila y de columna que identifican el punto exacto en el programa fuente en el que se ha producido el error.</text:p>
            </text:list-item>
            <text:list-item>
              <text:p text:style-name="P56">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1725560475" text:continue-list="list86571881" text:style-name="RTF_5f_Num_20_16">
        <text:list-item>
          <text:p text:style-name="P55">Intérprete trivial capaz de simular el comportamiento de la máquina P. Este programa también funcionará en modo <text:span text:style-name="T12">línea de comandos</text:span>, tomando como argumento el archivo donde está el código P a ejecutar, así como un valor que indicará si la ejecución debe ser en <text:span text:style-name="T12">modo normal</text:span> o en <text:span text:style-name="T12">modo traza</text:span>. El resultado será la ejecución de dicho código:</text:p>
        </text:list-item>
      </text:list>
      <text:list xml:id="list198084927" text:style-name="RTF_5f_Num_20_5">
        <text:list-item>
          <text:p text:style-name="P57">En <text:span text:style-name="T12">modo normal</text:span> el único resultado visible será el producido por las instrucciones específicas de lectura/escritura.</text:p>
        </text:list-item>
        <text:list-item>
          <text:p text:style-name="P57">En <text:span text:style-name="T12">modo traza</text:span> el intérprete mostrará una traza por la consola de comandos con los distintos pasos de ejecución. En cada paso el intérprete debe: </text:p>
        </text:list-item>
      </text:list>
      <text:list xml:id="list1537643618" text:style-name="RTF_5f_Num_20_9">
        <text:list-item>
          <text:p text:style-name="P58">Mostrar el contenido de la pila de ejecución y de las celdas relevantes en la memoria de datos.</text:p>
        </text:list-item>
        <text:list-item>
          <text:p text:style-name="P58">Esperar a que el usuario pulse una tecla para proseguir la ejecución.</text:p>
        </text:list-item>
        <text:list-item>
          <text:p text:style-name="P58">Mostrar la instrucción a ejecutar y ejecutarla, avanzando al siguiente paso. </text:p>
        </text:list-item>
      </text:list>
      <text:p text:style-name="P9"/>
      <text:p text:style-name="P9">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1"/>
      <text:p text:style-name="Standard"><text:span text:style-name="T3">11.1. Descripción de archivos</text:span><text:span text:style-name="T18"> </text:span></text:p>
      <text:p text:style-name="P8">Enumeración de los archivos con el código fuente de la implementación, y descripción de lo que contiene cada archivo. </text:p>
      <text:p text:style-name="P8"/>
      <text:p text:style-name="P8">El código en sí deberá estar adecuadamente comentado, pero NO se incluirá en la memoria de la práctica. Aquí sólo debe describirse someramente qué contiene cada archivo.</text:p>
      <text:p text:style-name="P12"/>
      <text:p text:style-name="Standard"><text:soft-page-break/><text:span text:style-name="T3">11.2. Otras notas</text:span><text:span text:style-name="T18"> </text:span></text:p>
      <text:p text:style-name="P8">Otras notas sobre la implementación que se consideren pertinentes (por ejemplo: diagramas de clase UML describiendo la arquitectura del sistema).</text:p>
      <text:p text:style-name="P12"/>
      <text:p text:style-name="P13"/>
      <text:p text:style-name="P13">Conclusiones</text:p>
      <text:p text:style-name="P18"><text:span text:style-name="T8">Qué se ha conseguido y qué se ha dejado pendiente para más adelante.</text:span><text:span text:style-name="T19">.</text:span></text:p>
      <text:p text:style-name="P13"/>
      <text:p text:style-name="P13"/>
      <text:p text:style-name="P13">Referencias bibliográficas</text:p>
      <text:p text:style-name="P37">Libros, artículos y otras fuentes de información utilizadas (por ejemplo páginas web).</text:p>
      <text:p text:style-name="P13"/>
      <text:p text:style-name="P13"/>
      <text:p text:style-name="P13">Apéndices </text:p>
      <text:p text:style-name="P9">Sólo si alguno fuese necesario… y en ningún caso se trata de copiar aquí el código de las aplicaciones desarrolladas ni nada similar.</text:p>
      <text:p text:style-name="P9"/>
      <text:list xml:id="list469765990" text:style-name="L2">
        <text:list-item>
          <text:p text:style-name="P63">Codificación de las operaciones del intérprete de pila:</text:p>
        </text:list-item>
      </text:list>
      <text:p text:style-name="P32"/>
      <text:p text:style-name="P32"><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Times New Roman1" svg:font-family="'Times New Roman'" style:font-family-generic="roman"/>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tab-stops>
          <style:tab-stop style:position="7.5cm" style:type="center"/>
          <style:tab-stop style:position="18.002cm" style:type="right"/>
        </style:tab-stops>
      </style:paragraph-properties>
    </style:styl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MP1"/>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10-01-07T17:39:40</dc:date>
    <meta:generator>OpenOffice.org/3.0$Linux OpenOffice.org_project/300m15$Build-9379</meta:generator>
    <meta:editing-duration>PT08H37M52S</meta:editing-duration>
    <meta:editing-cycles>19</meta:editing-cycles>
    <meta:document-statistic meta:table-count="1" meta:image-count="0" meta:object-count="1" meta:page-count="18" meta:paragraph-count="566" meta:word-count="5213" meta:character-count="3441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